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Courier New" svg:font-family="'Courier New'" style:font-family-generic="modern"/>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Helvetica-Narrow" svg:font-family="Helvetica-Narrow"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automatic-styles>
    <style:style style:name="Table1" style:family="table">
      <style:table-properties style:width="14.018cm" table:align="left" style:writing-mode="lr-tb"/>
    </style:style>
    <style:style style:name="Table1.A" style:family="table-column">
      <style:table-column-properties style:column-width="3.357cm"/>
    </style:style>
    <style:style style:name="Table1.B" style:family="table-column">
      <style:table-column-properties style:column-width="3.547cm"/>
    </style:style>
    <style:style style:name="Table1.D" style:family="table-column">
      <style:table-column-properties style:column-width="3.567cm"/>
    </style:style>
    <style:style style:name="Table1.1" style:family="table-row">
      <style:table-row-properties style:min-row-height="0.803cm" style:keep-together="true"/>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D1" style:family="table-cell">
      <style:table-cell-properties style:vertical-align="top" fo:padding-left="0.191cm" fo:padding-right="0.191cm" fo:padding-top="0cm" fo:padding-bottom="0cm" fo:border="0.018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3" style:family="table-row">
      <style:table-row-properties style:min-row-height="0.827cm" style:keep-together="true"/>
    </style:style>
    <style:style style:name="Table2" style:family="table">
      <style:table-properties style:width="14.871cm" table:align="left" style:writing-mode="lr-tb"/>
    </style:style>
    <style:style style:name="Table2.A" style:family="table-column">
      <style:table-column-properties style:column-width="6.904cm"/>
    </style:style>
    <style:style style:name="Table2.B" style:family="table-column">
      <style:table-column-properties style:column-width="7.967cm"/>
    </style:style>
    <style:style style:name="Table2.1" style:family="table-row">
      <style:table-row-properties style:min-row-height="0.965cm" style:keep-together="true"/>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background-color="#e0e0e0" fo:padding-left="0.191cm" fo:padding-right="0.191cm" fo:padding-top="0cm" fo:padding-bottom="0cm" fo:border="0.018cm solid #000000" style:writing-mode="lr-tb">
        <style:background-image/>
      </style:table-cell-properties>
    </style:style>
    <style:style style:name="Table3" style:family="table">
      <style:table-properties style:width="14.018cm" table:align="left" style:writing-mode="lr-tb"/>
    </style:style>
    <style:style style:name="Table3.A" style:family="table-column">
      <style:table-column-properties style:column-width="3.357cm"/>
    </style:style>
    <style:style style:name="Table3.B" style:family="table-column">
      <style:table-column-properties style:column-width="3.547cm"/>
    </style:style>
    <style:style style:name="Table3.D" style:family="table-column">
      <style:table-column-properties style:column-width="3.567cm"/>
    </style:style>
    <style:style style:name="Table3.1" style:family="table-row">
      <style:table-row-properties style:min-row-height="0.803cm" style:keep-together="true"/>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D1" style:family="table-cell">
      <style:table-cell-properties style:vertical-align="top" fo:padding-left="0.191cm" fo:padding-right="0.191cm" fo:padding-top="0cm" fo:padding-bottom="0cm" fo:border="0.018cm solid #000000" style:writing-mode="lr-tb"/>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3" style:family="table-row">
      <style:table-row-properties style:min-row-height="0.827cm" style:keep-together="true"/>
    </style:style>
    <style:style style:name="Table4" style:family="table">
      <style:table-properties style:width="14.663cm" table:align="left" style:writing-mode="lr-tb"/>
    </style:style>
    <style:style style:name="Table4.A" style:family="table-column">
      <style:table-column-properties style:column-width="2.051cm"/>
    </style:style>
    <style:style style:name="Table4.B" style:family="table-column">
      <style:table-column-properties style:column-width="12.612cm"/>
    </style:style>
    <style:style style:name="Table4.1" style:family="table-row">
      <style:table-row-properties style:keep-together="false"/>
    </style:style>
    <style:style style:name="Table4.A1" style:family="table-cell">
      <style:table-cell-properties style:vertical-align="top" fo:padding-left="0cm" fo:padding-right="0cm" fo:padding-top="0.101cm" fo:padding-bottom="0.101cm" fo:border="none" style:writing-mode="lr-tb"/>
    </style:style>
    <style:style style:name="Table4.B1.1" style:family="table-row">
      <style:table-row-properties style:row-height="0.843cm" style:keep-together="false"/>
    </style:style>
    <style:style style:name="Table4.B1.2" style:family="table-row">
      <style:table-row-properties style:min-row-height="0.238cm" style:keep-together="false"/>
    </style:style>
    <style:style style:name="Table5" style:family="table">
      <style:table-properties style:width="14.663cm" table:align="left" style:writing-mode="lr-tb"/>
    </style:style>
    <style:style style:name="Table5.A" style:family="table-column">
      <style:table-column-properties style:column-width="2.051cm"/>
    </style:style>
    <style:style style:name="Table5.B" style:family="table-column">
      <style:table-column-properties style:column-width="12.612cm"/>
    </style:style>
    <style:style style:name="Table5.1" style:family="table-row">
      <style:table-row-properties style:keep-together="false"/>
    </style:style>
    <style:style style:name="Table5.A1" style:family="table-cell">
      <style:table-cell-properties style:vertical-align="top" fo:padding-left="0cm" fo:padding-right="0cm" fo:padding-top="0.101cm" fo:padding-bottom="0.101cm" fo:border="none" style:writing-mode="lr-tb"/>
    </style:style>
    <style:style style:name="Table5.B1.1" style:family="table-row">
      <style:table-row-properties style:row-height="0.843cm" style:keep-together="false"/>
    </style:style>
    <style:style style:name="Table5.B1.2" style:family="table-row">
      <style:table-row-properties style:min-row-height="0.238cm" style:keep-together="false"/>
    </style:style>
    <style:style style:name="Table6" style:family="table">
      <style:table-properties style:width="14.663cm" table:align="left" style:writing-mode="lr-tb"/>
    </style:style>
    <style:style style:name="Table6.A" style:family="table-column">
      <style:table-column-properties style:column-width="2.051cm"/>
    </style:style>
    <style:style style:name="Table6.B" style:family="table-column">
      <style:table-column-properties style:column-width="12.612cm"/>
    </style:style>
    <style:style style:name="Table6.1" style:family="table-row">
      <style:table-row-properties style:keep-together="false"/>
    </style:style>
    <style:style style:name="Table6.A1" style:family="table-cell">
      <style:table-cell-properties style:vertical-align="top" fo:padding-left="0cm" fo:padding-right="0cm" fo:padding-top="0.101cm" fo:padding-bottom="0.101cm" fo:border="none" style:writing-mode="lr-tb"/>
    </style:style>
    <style:style style:name="Table6.B1.1" style:family="table-row">
      <style:table-row-properties style:row-height="0.843cm" style:keep-together="false"/>
    </style:style>
    <style:style style:name="Table6.B1.2" style:family="table-row">
      <style:table-row-properties style:min-row-height="0.238cm" style:keep-together="false"/>
    </style:style>
    <style:style style:name="Table7" style:family="table">
      <style:table-properties style:width="14.663cm" table:align="left" style:writing-mode="lr-tb"/>
    </style:style>
    <style:style style:name="Table7.A" style:family="table-column">
      <style:table-column-properties style:column-width="2.051cm"/>
    </style:style>
    <style:style style:name="Table7.B" style:family="table-column">
      <style:table-column-properties style:column-width="12.612cm"/>
    </style:style>
    <style:style style:name="Table7.1" style:family="table-row">
      <style:table-row-properties style:keep-together="false"/>
    </style:style>
    <style:style style:name="Table7.A1" style:family="table-cell">
      <style:table-cell-properties style:vertical-align="top" fo:padding-left="0cm" fo:padding-right="0cm" fo:padding-top="0.101cm" fo:padding-bottom="0.101cm" fo:border="none" style:writing-mode="lr-tb"/>
    </style:style>
    <style:style style:name="Table7.B1.1" style:family="table-row">
      <style:table-row-properties style:row-height="0.843cm" style:keep-together="false"/>
    </style:style>
    <style:style style:name="Table7.B1.2" style:family="table-row">
      <style:table-row-properties style:min-row-height="0.238cm" style:keep-together="false"/>
    </style:style>
    <style:style style:name="Table8" style:family="table">
      <style:table-properties style:width="14.663cm" table:align="left" style:writing-mode="lr-tb"/>
    </style:style>
    <style:style style:name="Table8.A" style:family="table-column">
      <style:table-column-properties style:column-width="2.051cm"/>
    </style:style>
    <style:style style:name="Table8.B" style:family="table-column">
      <style:table-column-properties style:column-width="12.612cm"/>
    </style:style>
    <style:style style:name="Table8.1" style:family="table-row">
      <style:table-row-properties style:keep-together="false"/>
    </style:style>
    <style:style style:name="Table8.A1" style:family="table-cell">
      <style:table-cell-properties style:vertical-align="top" fo:padding-left="0cm" fo:padding-right="0cm" fo:padding-top="0.101cm" fo:padding-bottom="0.101cm" fo:border="none" style:writing-mode="lr-tb"/>
    </style:style>
    <style:style style:name="Table8.B1.1" style:family="table-row">
      <style:table-row-properties style:row-height="0.843cm" style:keep-together="false"/>
    </style:style>
    <style:style style:name="Table8.B1.2" style:family="table-row">
      <style:table-row-properties style:min-row-height="0.238cm" style:keep-together="false"/>
    </style:style>
    <style:style style:name="Table9" style:family="table">
      <style:table-properties style:width="14.663cm" table:align="left" style:writing-mode="lr-tb"/>
    </style:style>
    <style:style style:name="Table9.A" style:family="table-column">
      <style:table-column-properties style:column-width="2.051cm"/>
    </style:style>
    <style:style style:name="Table9.B" style:family="table-column">
      <style:table-column-properties style:column-width="12.612cm"/>
    </style:style>
    <style:style style:name="Table9.1" style:family="table-row">
      <style:table-row-properties style:keep-together="false"/>
    </style:style>
    <style:style style:name="Table9.A1" style:family="table-cell">
      <style:table-cell-properties style:vertical-align="top" fo:padding-left="0cm" fo:padding-right="0cm" fo:padding-top="0.101cm" fo:padding-bottom="0.101cm" fo:border="none" style:writing-mode="lr-tb"/>
    </style:style>
    <style:style style:name="Table9.B1.1" style:family="table-row">
      <style:table-row-properties style:row-height="0.843cm" style:keep-together="false"/>
    </style:style>
    <style:style style:name="Table9.B1.2" style:family="table-row">
      <style:table-row-properties style:min-row-height="0.238cm" style:keep-together="false"/>
    </style:style>
    <style:style style:name="Table10" style:family="table">
      <style:table-properties style:width="14.663cm" table:align="left" style:writing-mode="lr-tb"/>
    </style:style>
    <style:style style:name="Table10.A" style:family="table-column">
      <style:table-column-properties style:column-width="2.051cm"/>
    </style:style>
    <style:style style:name="Table10.B" style:family="table-column">
      <style:table-column-properties style:column-width="12.612cm"/>
    </style:style>
    <style:style style:name="Table10.1" style:family="table-row">
      <style:table-row-properties style:keep-together="false"/>
    </style:style>
    <style:style style:name="Table10.A1" style:family="table-cell">
      <style:table-cell-properties style:vertical-align="top" fo:padding-left="0cm" fo:padding-right="0cm" fo:padding-top="0.101cm" fo:padding-bottom="0.101cm" fo:border="none" style:writing-mode="lr-tb"/>
    </style:style>
    <style:style style:name="Table10.B1.1" style:family="table-row">
      <style:table-row-properties style:row-height="0.843cm" style:keep-together="false"/>
    </style:style>
    <style:style style:name="Table10.B1.2" style:family="table-row">
      <style:table-row-properties style:min-row-height="0.238cm" style:keep-together="false"/>
    </style:style>
    <style:style style:name="Table11" style:family="table">
      <style:table-properties style:width="14.663cm" table:align="left" style:writing-mode="lr-tb"/>
    </style:style>
    <style:style style:name="Table11.A" style:family="table-column">
      <style:table-column-properties style:column-width="2.051cm"/>
    </style:style>
    <style:style style:name="Table11.B" style:family="table-column">
      <style:table-column-properties style:column-width="12.612cm"/>
    </style:style>
    <style:style style:name="Table11.1" style:family="table-row">
      <style:table-row-properties style:keep-together="false"/>
    </style:style>
    <style:style style:name="Table11.A1" style:family="table-cell">
      <style:table-cell-properties style:vertical-align="top" fo:padding-left="0cm" fo:padding-right="0cm" fo:padding-top="0.101cm" fo:padding-bottom="0.101cm" fo:border="none" style:writing-mode="lr-tb"/>
    </style:style>
    <style:style style:name="Table11.B1.1" style:family="table-row">
      <style:table-row-properties style:row-height="0.843cm" style:keep-together="false"/>
    </style:style>
    <style:style style:name="Table11.B1.2" style:family="table-row">
      <style:table-row-properties style:min-row-height="0.238cm" style:keep-together="false"/>
    </style:style>
    <style:style style:name="P1" style:family="paragraph" style:parent-style-name="Title" style:master-page-name="First_20_Page">
      <style:text-properties style:language-asian="en" style:country-asian="AU"/>
    </style:style>
    <style:style style:name="P2" style:family="paragraph" style:parent-style-name="Title-chapter">
      <style:text-properties style:language-asian="en" style:country-asian="AU"/>
    </style:style>
    <style:style style:name="P3" style:family="paragraph" style:parent-style-name="Title-book">
      <style:text-properties style:language-asian="en" style:country-asian="AU"/>
    </style:style>
    <style:style style:name="P4" style:family="paragraph" style:parent-style-name="h1">
      <style:text-properties style:language-asian="en" style:country-asian="AU"/>
    </style:style>
    <style:style style:name="P5" style:family="paragraph" style:parent-style-name="p">
      <style:text-properties style:language-asian="en" style:country-asian="AU"/>
    </style:style>
    <style:style style:name="P6" style:family="paragraph" style:parent-style-name="h2">
      <style:text-properties style:language-asian="en" style:country-asian="AU"/>
    </style:style>
    <style:style style:name="P7" style:family="paragraph" style:parent-style-name="h3">
      <style:text-properties style:language-asian="en" style:country-asian="AU"/>
    </style:style>
    <style:style style:name="P8" style:family="paragraph" style:parent-style-name="h2n">
      <style:text-properties style:language-asian="en" style:country-asian="AU"/>
    </style:style>
    <style:style style:name="P9" style:family="paragraph" style:parent-style-name="h3n">
      <style:text-properties style:language-asian="en" style:country-asian="AU"/>
    </style:style>
    <style:style style:name="P10" style:family="paragraph" style:parent-style-name="li1b">
      <style:paragraph-properties fo:margin-left="0cm" fo:margin-right="0cm" fo:text-indent="0cm" style:auto-text-indent="false"/>
    </style:style>
    <style:style style:name="P11" style:family="paragraph" style:parent-style-name="li1b">
      <style:paragraph-properties fo:margin-left="0cm" fo:margin-right="0cm" fo:text-indent="0cm" style:auto-text-indent="false"/>
      <style:text-properties style:language-asian="en" style:country-asian="AU"/>
    </style:style>
    <style:style style:name="P12" style:family="paragraph" style:parent-style-name="li2b">
      <style:paragraph-properties fo:margin-left="0cm" fo:margin-right="0cm" fo:text-indent="0cm" style:auto-text-indent="false"/>
      <style:text-properties style:language-asian="en" style:country-asian="AU"/>
    </style:style>
    <style:style style:name="P13" style:family="paragraph" style:parent-style-name="li3b">
      <style:text-properties style:language-asian="en" style:country-asian="AU"/>
    </style:style>
    <style:style style:name="P14" style:family="paragraph" style:parent-style-name="li3b">
      <style:paragraph-properties fo:margin-left="0cm" fo:margin-right="0cm" fo:text-indent="0cm" style:auto-text-indent="false"/>
      <style:text-properties style:language-asian="en" style:country-asian="AU"/>
    </style:style>
    <style:style style:name="P15" style:family="paragraph" style:parent-style-name="li4b">
      <style:text-properties style:language-asian="en" style:country-asian="AU"/>
    </style:style>
    <style:style style:name="P16" style:family="paragraph" style:parent-style-name="li4b">
      <style:paragraph-properties fo:margin-left="0cm" fo:margin-right="0cm" fo:text-indent="0cm" style:auto-text-indent="false"/>
      <style:text-properties style:language-asian="en" style:country-asian="AU"/>
    </style:style>
    <style:style style:name="P17" style:family="paragraph" style:parent-style-name="li5b">
      <style:text-properties style:language-asian="en" style:country-asian="AU"/>
    </style:style>
    <style:style style:name="P18" style:family="paragraph" style:parent-style-name="li5b">
      <style:paragraph-properties fo:margin-left="0cm" fo:margin-right="0cm" fo:text-indent="0cm" style:auto-text-indent="false"/>
      <style:text-properties style:language-asian="en" style:country-asian="AU"/>
    </style:style>
    <style:style style:name="P19" style:family="paragraph" style:parent-style-name="li1n">
      <style:paragraph-properties fo:margin-left="0cm" fo:margin-right="0cm" fo:text-indent="0cm" style:auto-text-indent="false"/>
      <style:text-properties style:language-asian="en" style:country-asian="AU"/>
    </style:style>
    <style:style style:name="P20" style:family="paragraph" style:parent-style-name="li2n">
      <style:text-properties style:language-asian="en" style:country-asian="AU"/>
    </style:style>
    <style:style style:name="P21" style:family="paragraph" style:parent-style-name="li2n">
      <style:paragraph-properties fo:margin-left="0cm" fo:margin-right="0cm" fo:text-indent="0cm" style:auto-text-indent="false"/>
      <style:text-properties style:language-asian="en" style:country-asian="AU"/>
    </style:style>
    <style:style style:name="P22" style:family="paragraph" style:parent-style-name="li3n">
      <style:text-properties style:language-asian="en" style:country-asian="AU"/>
    </style:style>
    <style:style style:name="P23" style:family="paragraph" style:parent-style-name="li3n">
      <style:paragraph-properties fo:margin-left="0cm" fo:margin-right="0cm" fo:text-indent="0cm" style:auto-text-indent="false"/>
      <style:text-properties style:language-asian="en" style:country-asian="AU"/>
    </style:style>
    <style:style style:name="P24" style:family="paragraph" style:parent-style-name="li4n">
      <style:text-properties style:language-asian="en" style:country-asian="AU"/>
    </style:style>
    <style:style style:name="P25" style:family="paragraph" style:parent-style-name="li4n">
      <style:paragraph-properties fo:margin-left="0cm" fo:margin-right="0cm" fo:text-indent="0cm" style:auto-text-indent="false"/>
      <style:text-properties style:language-asian="en" style:country-asian="AU"/>
    </style:style>
    <style:style style:name="P26" style:family="paragraph" style:parent-style-name="li5n">
      <style:text-properties style:language-asian="en" style:country-asian="AU"/>
    </style:style>
    <style:style style:name="P27" style:family="paragraph" style:parent-style-name="li5n">
      <style:paragraph-properties fo:margin-left="0cm" fo:margin-right="0cm" fo:text-indent="0cm" style:auto-text-indent="false"/>
      <style:text-properties style:language-asian="en" style:country-asian="AU"/>
    </style:style>
    <style:style style:name="P28" style:family="paragraph" style:parent-style-name="li1a">
      <style:paragraph-properties fo:margin-left="0cm" fo:margin-right="0cm" fo:text-indent="0cm" style:auto-text-indent="false"/>
      <style:text-properties style:language-asian="en" style:country-asian="AU"/>
    </style:style>
    <style:style style:name="P29" style:family="paragraph" style:parent-style-name="li2a">
      <style:text-properties style:language-asian="en" style:country-asian="AU"/>
    </style:style>
    <style:style style:name="P30" style:family="paragraph" style:parent-style-name="li2a">
      <style:paragraph-properties fo:margin-left="0cm" fo:margin-right="0cm" fo:text-indent="0cm" style:auto-text-indent="false"/>
      <style:text-properties style:language-asian="en" style:country-asian="AU"/>
    </style:style>
    <style:style style:name="P31" style:family="paragraph" style:parent-style-name="li3a">
      <style:text-properties style:language-asian="en" style:country-asian="AU"/>
    </style:style>
    <style:style style:name="P32" style:family="paragraph" style:parent-style-name="li3a">
      <style:paragraph-properties fo:margin-left="0cm" fo:margin-right="0cm" fo:text-indent="0cm" style:auto-text-indent="false"/>
      <style:text-properties style:language-asian="en" style:country-asian="AU"/>
    </style:style>
    <style:style style:name="P33" style:family="paragraph" style:parent-style-name="li4a">
      <style:text-properties style:language-asian="en" style:country-asian="AU"/>
    </style:style>
    <style:style style:name="P34" style:family="paragraph" style:parent-style-name="li4a">
      <style:paragraph-properties fo:margin-left="0cm" fo:margin-right="0cm" fo:text-indent="0cm" style:auto-text-indent="false"/>
      <style:text-properties style:language-asian="en" style:country-asian="AU"/>
    </style:style>
    <style:style style:name="P35" style:family="paragraph" style:parent-style-name="li5a">
      <style:text-properties style:language-asian="en" style:country-asian="AU"/>
    </style:style>
    <style:style style:name="P36" style:family="paragraph" style:parent-style-name="li5a">
      <style:paragraph-properties fo:margin-left="0cm" fo:margin-right="0cm" fo:text-indent="0cm" style:auto-text-indent="false"/>
      <style:text-properties style:language-asian="en" style:country-asian="AU"/>
    </style:style>
    <style:style style:name="P37" style:family="paragraph" style:parent-style-name="li1A">
      <style:paragraph-properties fo:margin-left="0cm" fo:margin-right="0cm" fo:text-indent="0cm" style:auto-text-indent="false"/>
      <style:text-properties style:language-asian="en" style:country-asian="AU"/>
    </style:style>
    <style:style style:name="P38" style:family="paragraph" style:parent-style-name="li2A">
      <style:text-properties style:language-asian="en" style:country-asian="AU"/>
    </style:style>
    <style:style style:name="P39" style:family="paragraph" style:parent-style-name="li2A">
      <style:paragraph-properties fo:margin-left="0cm" fo:margin-right="0cm" fo:text-indent="0cm" style:auto-text-indent="false"/>
      <style:text-properties style:language-asian="en" style:country-asian="AU"/>
    </style:style>
    <style:style style:name="P40" style:family="paragraph" style:parent-style-name="li3A">
      <style:text-properties style:language-asian="en" style:country-asian="AU"/>
    </style:style>
    <style:style style:name="P41" style:family="paragraph" style:parent-style-name="li3A">
      <style:paragraph-properties fo:margin-left="0cm" fo:margin-right="0cm" fo:text-indent="0cm" style:auto-text-indent="false"/>
      <style:text-properties style:language-asian="en" style:country-asian="AU"/>
    </style:style>
    <style:style style:name="P42" style:family="paragraph" style:parent-style-name="li4A">
      <style:text-properties style:language-asian="en" style:country-asian="AU"/>
    </style:style>
    <style:style style:name="P43" style:family="paragraph" style:parent-style-name="li4A">
      <style:paragraph-properties fo:margin-left="0cm" fo:margin-right="0cm" fo:text-indent="0cm" style:auto-text-indent="false"/>
      <style:text-properties style:language-asian="en" style:country-asian="AU"/>
    </style:style>
    <style:style style:name="P44" style:family="paragraph" style:parent-style-name="li5A">
      <style:text-properties style:language-asian="en" style:country-asian="AU"/>
    </style:style>
    <style:style style:name="P45" style:family="paragraph" style:parent-style-name="li5A">
      <style:paragraph-properties fo:margin-left="0cm" fo:margin-right="0cm" fo:text-indent="0cm" style:auto-text-indent="false"/>
      <style:text-properties style:language-asian="en" style:country-asian="AU"/>
    </style:style>
    <style:style style:name="P46" style:family="paragraph" style:parent-style-name="li1i">
      <style:paragraph-properties fo:margin-left="0cm" fo:margin-right="0cm" fo:text-indent="0cm" style:auto-text-indent="false"/>
      <style:text-properties style:language-asian="en" style:country-asian="AU"/>
    </style:style>
    <style:style style:name="P47" style:family="paragraph" style:parent-style-name="li2i">
      <style:text-properties style:language-asian="en" style:country-asian="AU"/>
    </style:style>
    <style:style style:name="P48" style:family="paragraph" style:parent-style-name="li2i">
      <style:paragraph-properties fo:margin-left="0cm" fo:margin-right="0cm" fo:text-indent="0cm" style:auto-text-indent="false"/>
      <style:text-properties style:language-asian="en" style:country-asian="AU"/>
    </style:style>
    <style:style style:name="P49" style:family="paragraph" style:parent-style-name="li3i">
      <style:text-properties style:language-asian="en" style:country-asian="AU"/>
    </style:style>
    <style:style style:name="P50" style:family="paragraph" style:parent-style-name="li3i">
      <style:paragraph-properties fo:margin-left="0cm" fo:margin-right="0cm" fo:text-indent="0cm" style:auto-text-indent="false"/>
      <style:text-properties style:language-asian="en" style:country-asian="AU"/>
    </style:style>
    <style:style style:name="P51" style:family="paragraph" style:parent-style-name="li4i">
      <style:text-properties style:language-asian="en" style:country-asian="AU"/>
    </style:style>
    <style:style style:name="P52" style:family="paragraph" style:parent-style-name="li4i">
      <style:paragraph-properties fo:margin-left="0cm" fo:margin-right="0cm" fo:text-indent="0cm" style:auto-text-indent="false"/>
      <style:text-properties style:language-asian="en" style:country-asian="AU"/>
    </style:style>
    <style:style style:name="P53" style:family="paragraph" style:parent-style-name="li5i">
      <style:text-properties style:language-asian="en" style:country-asian="AU"/>
    </style:style>
    <style:style style:name="P54" style:family="paragraph" style:parent-style-name="li5i">
      <style:paragraph-properties fo:margin-left="0cm" fo:margin-right="0cm" fo:text-indent="0cm" style:auto-text-indent="false"/>
      <style:text-properties style:language-asian="en" style:country-asian="AU"/>
    </style:style>
    <style:style style:name="P55" style:family="paragraph" style:parent-style-name="li1I">
      <style:paragraph-properties fo:margin-left="0cm" fo:margin-right="0cm" fo:text-indent="0cm" style:auto-text-indent="false"/>
      <style:text-properties style:language-asian="en" style:country-asian="AU"/>
    </style:style>
    <style:style style:name="P56" style:family="paragraph" style:parent-style-name="li2I">
      <style:text-properties style:language-asian="en" style:country-asian="AU"/>
    </style:style>
    <style:style style:name="P57" style:family="paragraph" style:parent-style-name="li2I">
      <style:paragraph-properties fo:margin-left="0cm" fo:margin-right="0cm" fo:text-indent="0cm" style:auto-text-indent="false"/>
      <style:text-properties style:language-asian="en" style:country-asian="AU"/>
    </style:style>
    <style:style style:name="P58" style:family="paragraph" style:parent-style-name="li3I">
      <style:text-properties style:language-asian="en" style:country-asian="AU"/>
    </style:style>
    <style:style style:name="P59" style:family="paragraph" style:parent-style-name="li3I">
      <style:paragraph-properties fo:margin-left="0cm" fo:margin-right="0cm" fo:text-indent="0cm" style:auto-text-indent="false"/>
      <style:text-properties style:language-asian="en" style:country-asian="AU"/>
    </style:style>
    <style:style style:name="P60" style:family="paragraph" style:parent-style-name="li4I">
      <style:text-properties style:language-asian="en" style:country-asian="AU"/>
    </style:style>
    <style:style style:name="P61" style:family="paragraph" style:parent-style-name="li4I">
      <style:paragraph-properties fo:margin-left="0cm" fo:margin-right="0cm" fo:text-indent="0cm" style:auto-text-indent="false"/>
      <style:text-properties style:language-asian="en" style:country-asian="AU"/>
    </style:style>
    <style:style style:name="P62" style:family="paragraph" style:parent-style-name="li5I">
      <style:text-properties style:language-asian="en" style:country-asian="AU"/>
    </style:style>
    <style:style style:name="P63" style:family="paragraph" style:parent-style-name="li5I">
      <style:paragraph-properties fo:margin-left="0cm" fo:margin-right="0cm" fo:text-indent="0cm" style:auto-text-indent="false"/>
      <style:text-properties style:language-asian="en" style:country-asian="AU"/>
    </style:style>
    <style:style style:name="P64" style:family="paragraph" style:parent-style-name="p">
      <style:paragraph-properties style:snap-to-layout-grid="false"/>
    </style:style>
    <style:style style:name="P65" style:family="paragraph" style:parent-style-name="p">
      <style:paragraph-properties style:snap-to-layout-grid="false"/>
      <style:text-properties style:language-asian="en" style:country-asian="AU"/>
    </style:style>
    <style:style style:name="P66" style:family="paragraph" style:parent-style-name="p">
      <style:paragraph-properties style:snap-to-layout-grid="false"/>
      <style:text-properties style:font-name-asian="Lucida Sans Unicode"/>
    </style:style>
    <style:style style:name="P67" style:family="paragraph" style:parent-style-name="h-casestudy">
      <style:paragraph-properties style:snap-to-layout-grid="false"/>
      <style:text-properties style:font-name-complex="Tahoma" style:language-complex="none" style:country-complex="none"/>
    </style:style>
    <style:style style:name="P68" style:family="paragraph" style:parent-style-name="h-discussion">
      <style:paragraph-properties style:snap-to-layout-grid="false"/>
      <style:text-properties style:language-complex="none" style:country-complex="none"/>
    </style:style>
    <style:style style:name="P69" style:family="paragraph" style:parent-style-name="h-example">
      <style:paragraph-properties style:snap-to-layout-grid="false"/>
      <style:text-properties style:language-complex="none" style:country-complex="none"/>
    </style:style>
    <style:style style:name="P70" style:family="paragraph" style:parent-style-name="h-exercise">
      <style:paragraph-properties style:snap-to-layout-grid="false"/>
      <style:text-properties style:language-complex="none" style:country-complex="none"/>
    </style:style>
    <style:style style:name="P71" style:family="paragraph" style:parent-style-name="h-learning">
      <style:paragraph-properties style:snap-to-layout-grid="false"/>
      <style:text-properties style:language-complex="none" style:country-complex="none"/>
    </style:style>
    <style:style style:name="P72" style:family="paragraph" style:parent-style-name="h-note">
      <style:paragraph-properties style:snap-to-layout-grid="false"/>
      <style:text-properties style:language-complex="none" style:country-complex="none"/>
    </style:style>
    <style:style style:name="P73" style:family="paragraph" style:parent-style-name="h-reading">
      <style:paragraph-properties style:snap-to-layout-grid="false"/>
      <style:text-properties style:language-complex="none" style:country-complex="none"/>
    </style:style>
    <style:style style:name="P74" style:family="paragraph" style:parent-style-name="h-reflection">
      <style:paragraph-properties style:snap-to-layout-grid="false"/>
      <style:text-properties style:language-complex="none" style:country-complex="none"/>
    </style:style>
    <style:style style:name="T1" style:family="text">
      <style:text-properties style:language-asian="en" style:country-asian="AU"/>
    </style:style>
    <style:style style:name="T2" style:family="text">
      <style:text-properties style:font-name-asian="Lucida Sans Unicode" style:language-asian="none" style:country-asian="none" style:language-complex="none" style:country-complex="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tle</text:p>
      <text:p text:style-name="p"><text:span text:style-name="T1">Paragraph - consectetuer adipiscing elit. Phasellus sollicitudin, nisl at facilisis rutrum, massa ipsum rutrum ante, a posuere elit lorem a felis. Aliquam erat volutpat. Cras et nunc. Donec aliquet pharetra ipsum. </text:span></text:p>
      <text:p text:style-name="P2">Title Chapter</text:p>
      <text:p text:style-name="p"><text:span text:style-name="T1">Paragraph - consectetuer adipiscing elit. Phasellus sollicitudin, nisl at facilisis rutrum, massa ipsum rutrum ante, a posuere elit lorem a felis. Aliquam erat volutpat. Cras et nunc. Donec aliquet pharetra ipsum. </text:span></text:p>
      <text:p text:style-name="P3">Title Book</text:p>
      <text:p text:style-name="p"><text:span text:style-name="T1">Paragraph - consectetuer adipiscing elit. Phasellus sollicitudin, nisl at facilisis rutrum, massa ipsum rutrum ante, a posuere elit lorem a felis. Aliquam erat volutpat. Cras et nunc. Donec aliquet pharetra ipsum. </text:span></text:p>
      <text:p text:style-name="P4">Paragraphs</text:p>
      <text:p text:style-name="p"><text:span text:style-name="T1">Paragraph - consectetuer adipiscing elit. Phasellus sollicitudin, nisl at facilisis rutrum, massa ipsum rutrum ante, a posuere elit lorem a felis. Aliquam erat volutpat. Cras et nunc. Donec aliquet pharetra ipsum. </text:span></text:p>
      <text:p text:style-name="p-center"><text:span text:style-name="T1">Center -Nam bibendum, purus eu volutpat accumsan, </text:span></text:p>
      <text:p text:style-name="p-right"><text:span text:style-name="T1">Right - urna quam dapibus massa,</text:span></text:p>
      <text:p text:style-name="P4">Headings</text:p>
      <text:p text:style-name="p">Nullam congue aliquam nisi. In hac habitasse platea dictumst. Praesent pellentesque congue mi. Cum sociis natoque penatibus et magnis dis parturient montes, nascetur ridiculus mus. Aliquam semper pede ut lectus. Etiam aliquam. In hac habitasse platea dictumst. Nunc volutpat neque at velit.</text:p>
      <text:p text:style-name="h1">Heading 1</text:p>
      <text:p text:style-name="P5">Aliquam erat volutpat. Morbi eget sapien ac elit imperdiet egestas. Nulla bibendum blandit lacus. Pellentesque eu est blandit dui placerat imperdiet. Phasellus viverra pede ut arcu. Proin eu velit quis odio adipiscing ullamcorper. </text:p>
      <text:p text:style-name="P6">Heading 2 </text:p>
      <text:p text:style-name="P5">Sed sapien mauris, aliquam quis, sodales sit amet, dictum et, mauris. Suspendisse vel nisi. </text:p>
      <text:p text:style-name="P5">Aliquam erat volutpat. Morbi eget sapien ac elit imperdiet egestas. Nulla bibendum blandit lacus. Pellentesque eu est blandit dui placerat imperdiet. Phasellus viverra pede ut arcu. Proin eu velit quis odio adipiscing ullamcorper. </text:p>
      <text:p text:style-name="P7">Heading 3 <text:s/></text:p>
      <text:p text:style-name="P5">Sed tincidunt ipsum sit amet mauris. Pellentesque rhoncus bibendum purus. Aliquam purus quam, congue ac, gravida vel, rhoncus vitae, mauris. </text:p>
      <text:p text:style-name="h4"><text:span text:style-name="T1">Heading 4 </text:span></text:p>
      <text:p text:style-name="P5">Sed sapien mauris, aliquam quis, sodales sit amet, dictum et, mauris. Suspendisse vel nisi. </text:p>
      <text:p text:style-name="P5">Aliquam erat volutpat. Morbi eget sapien ac elit imperdiet egestas. Nulla bibendum blandit lacus. Pellentesque eu est blandit dui </text:p>
      <text:p text:style-name="h5"><text:span text:style-name="T1">Heading 5. </text:span></text:p>
      <text:p text:style-name="P5">Phasellus viverra pede ut arcu. Proin eu velit quis odio adipiscing ullamcorper. Maecenas nonummy ullamcorper risus. Sed tincidunt ipsum sit amet mauris. Pellentesque rhoncus bibendum purus. Aliquam purus quam, congue ac, gravida vel, rhoncus vitae, mauris. </text:p>
      <text:h text:style-name="h1n" text:outline-level="1">Heading 1n</text:h>
      <text:p text:style-name="P5">Aliquam erat volutpat. Morbi eget sapien ac elit imperdiet egestas. Nulla bibendum blandit lacus. Pellentesque eu est blandit dui placerat imperdiet. Phasellus viverra pede ut arcu. Proin eu velit quis odio adipiscing ullamcorper. </text:p>
      <text:h text:style-name="P8" text:outline-level="2">Heading 2n </text:h>
      <text:p text:style-name="P5">Sed sapien mauris, aliquam quis, sodales sit amet, dictum et, mauris. Suspendisse vel nisi. </text:p>
      <text:p text:style-name="P5">Aliquam erat volutpat. Morbi eget sapien ac elit imperdiet egestas. Nulla bibendum blandit lacus. Pellentesque eu est blandit dui placerat imperdiet. Phasellus viverra pede ut arcu. Proin eu velit quis odio adipiscing ullamcorper. </text:p>
      <text:h text:style-name="P9" text:outline-level="3">Heading 3 <text:s/></text:h>
      <text:p text:style-name="P5">Sed tincidunt ipsum sit amet mauris. Pellentesque rhoncus bibendum purus. Aliquam purus quam, congue ac, gravida vel, rhoncus vitae, mauris. </text:p>
      <text:h text:style-name="h4n" text:outline-level="4"><text:span text:style-name="T1">Heading 4 n</text:span></text:h>
      <text:p text:style-name="P5">Sed sapien mauris, aliquam quis, sodales sit amet, dictum et, mauris. Suspendisse vel nisi. </text:p>
      <text:p text:style-name="P5">Aliquam erat volutpat. Morbi eget sapien ac elit imperdiet egestas. Nulla bibendum blandit lacus. Pellentesque eu est blandit dui </text:p>
      <text:h text:style-name="h5n" text:outline-level="5"><text:span text:style-name="T1">Heading 5. </text:span></text:h>
      <text:p text:style-name="P5">Phasellus viverra pede ut arcu. Proin eu velit quis odio adipiscing ullamcorper. Maecenas nonummy ullamcorper risus. Sed tincidunt ipsum sit amet mauris. Pellentesque rhoncus bibendum purus. Aliquam purus quam, congue ac, gravida vel, rhoncus vitae, mauris. </text:p>
      <text:p text:style-name="P4">Lists</text:p>
      <text:p text:style-name="P5">Nullam congue aliquam nisi. In hac habitasse platea dictumst. Praesent pellentesque congue mi. Cum sociis natoque penatibus et magnis dis parturient montes, nascetur ridiculus mus. Aliquam semper pede ut lectus. Etiam aliquam. </text:p>
      <text:p text:style-name="P6">Bulleted lists</text:p>
      <text:p text:style-name="P5">Nullam congue aliquam nisi. In hac habitasse platea dictumst. Praesent pellentesque congue mi. Cum sociis natoque penatibus et magnis dis parturient montes, nascetur ridiculus mus. Aliquam semper pede ut lectus. Etiam aliquam. </text:p>
      <text:list text:style-name="WW8Num16">
        <text:list-item>
          <text:p text:style-name="P10"><text:span text:style-name="T1">list level 1</text:span></text:p>
        </text:list-item>
        <text:list-item>
          <text:p text:style-name="P11">Fusce ipsum nunc, </text:p>
        </text:list-item>
        <text:list-item>
          <text:p text:style-name="P11">aliquet in, viverra ut, </text:p>
        </text:list-item>
        <text:list-item>
          <text:p text:style-name="P11">aliquam sollicitudin, turpis. </text:p>
        </text:list-item>
        <text:list-item>
          <text:p text:style-name="P11">Donec auctor condimentum leo. </text:p>
          <text:list>
            <text:list-item>
              <text:p text:style-name="P12">level 2</text:p>
            </text:list-item>
            <text:list-item>
              <text:p text:style-name="P12">Fusce ipsum nunc, </text:p>
            </text:list-item>
            <text:list-item>
              <text:p text:style-name="P12">aliquet in, viverra ut, </text:p>
            </text:list-item>
            <text:list-item>
              <text:p text:style-name="P12">aliquam sollicitudin, turpis. </text:p>
            </text:list-item>
            <text:list-item>
              <text:p text:style-name="P12">Donec auctor condimentum leo. </text:p>
              <text:list>
                <text:list-item>
                  <text:p text:style-name="P13">list level 3</text:p>
                </text:list-item>
                <text:list-item>
                  <text:p text:style-name="P14">Fusce ipsum nunc, </text:p>
                </text:list-item>
                <text:list-item>
                  <text:p text:style-name="P14">aliquet in, viverra ut, </text:p>
                </text:list-item>
                <text:list-item>
                  <text:p text:style-name="P14">aliquam sollicitudin, turpis. </text:p>
                </text:list-item>
                <text:list-item>
                  <text:p text:style-name="P14">Donec auctor condimentum leo. </text:p>
                  <text:list>
                    <text:list-item>
                      <text:p text:style-name="P15">list level 4</text:p>
                    </text:list-item>
                    <text:list-item>
                      <text:p text:style-name="P16">Fusce ipsum nunc, </text:p>
                    </text:list-item>
                    <text:list-item>
                      <text:p text:style-name="P16">aliquet in, viverra ut, </text:p>
                    </text:list-item>
                    <text:list-item>
                      <text:p text:style-name="P16">aliquam sollicitudin, turpis. </text:p>
                    </text:list-item>
                    <text:list-item>
                      <text:p text:style-name="P16">Donec auctor condimentum leo. </text:p>
                      <text:list>
                        <text:list-item>
                          <text:p text:style-name="P17">list level 5</text:p>
                        </text:list-item>
                        <text:list-item>
                          <text:p text:style-name="P18">Fusce ipsum nunc, </text:p>
                        </text:list-item>
                        <text:list-item>
                          <text:p text:style-name="P18">aliquet in, viverra ut, </text:p>
                        </text:list-item>
                        <text:list-item>
                          <text:p text:style-name="P18">aliquam sollicitudin, turpis. </text:p>
                        </text:list-item>
                        <text:list-item>
                          <text:p text:style-name="P18">Donec auctor condimentum leo. </text:p>
                        </text:list-item>
                      </text:list>
                    </text:list-item>
                  </text:list>
                </text:list-item>
              </text:list>
            </text:list-item>
          </text:list>
        </text:list-item>
      </text:list>
      <text:p text:style-name="P5">Nullam congue aliquam nisi. In hac habitasse platea dictumst. Praesent pellentesque congue mi. Cum sociis natoque penatibus et magnis dis parturient montes, nascetur ridiculus mus. Aliquam semper pede ut lectus. Etiam aliquam. </text:p>
      <text:p text:style-name="P6">Numbers lists</text:p>
      <text:list text:style-name="WW8Num21">
        <text:list-item>
          <text:p text:style-name="P19">Numbered list level 1</text:p>
        </text:list-item>
        <text:list-item>
          <text:p text:style-name="P19">Fusce ipsum nunc, </text:p>
        </text:list-item>
        <text:list-item>
          <text:p text:style-name="P19">aliquet in, viverra ut, </text:p>
        </text:list-item>
        <text:list-item>
          <text:p text:style-name="P19">aliquam sollicitudin, turpis. </text:p>
        </text:list-item>
        <text:list-item>
          <text:p text:style-name="P19">Donec auctor condimentum leo. </text:p>
          <text:list>
            <text:list-item>
              <text:p text:style-name="P20">Numbered list level 2</text:p>
            </text:list-item>
            <text:list-item>
              <text:p text:style-name="P21">Fusce ipsum nunc, </text:p>
            </text:list-item>
            <text:list-item>
              <text:p text:style-name="P21">aliquet in, viverra ut, </text:p>
            </text:list-item>
            <text:list-item>
              <text:p text:style-name="P21">aliquam sollicitudin, turpis. </text:p>
            </text:list-item>
            <text:list-item>
              <text:p text:style-name="P21">Donec auctor condimentum leo. </text:p>
              <text:list>
                <text:list-item>
                  <text:p text:style-name="P22">Numbered list level 3</text:p>
                </text:list-item>
                <text:list-item>
                  <text:p text:style-name="P23">Fusce ipsum nunc, </text:p>
                </text:list-item>
                <text:list-item>
                  <text:p text:style-name="P23">aliquet in, viverra ut, </text:p>
                </text:list-item>
                <text:list-item>
                  <text:p text:style-name="P23">aliquam sollicitudin, turpis. </text:p>
                </text:list-item>
                <text:list-item>
                  <text:p text:style-name="P23">Donec auctor condimentum leo. </text:p>
                  <text:list>
                    <text:list-item>
                      <text:p text:style-name="P24">Numbered list level 4</text:p>
                    </text:list-item>
                    <text:list-item>
                      <text:p text:style-name="P25">Fusce ipsum nunc, </text:p>
                    </text:list-item>
                    <text:list-item>
                      <text:p text:style-name="P25">aliquet in, viverra ut, </text:p>
                    </text:list-item>
                    <text:list-item>
                      <text:p text:style-name="P25">aliquam sollicitudin, turpis. </text:p>
                    </text:list-item>
                    <text:list-item>
                      <text:p text:style-name="P25">Donec auctor condimentum leo. </text:p>
                      <text:list>
                        <text:list-item>
                          <text:p text:style-name="P26">Numbered list level 5</text:p>
                        </text:list-item>
                        <text:list-item>
                          <text:p text:style-name="P27">Fusce ipsum nunc, </text:p>
                        </text:list-item>
                        <text:list-item>
                          <text:p text:style-name="P27">aliquet in, viverra ut, </text:p>
                        </text:list-item>
                        <text:list-item>
                          <text:p text:style-name="P27">aliquam sollicitudin, turpis. </text:p>
                        </text:list-item>
                        <text:list-item>
                          <text:p text:style-name="P27">Donec auctor condimentum leo. </text:p>
                        </text:list-item>
                      </text:list>
                    </text:list-item>
                  </text:list>
                </text:list-item>
              </text:list>
            </text:list-item>
          </text:list>
        </text:list-item>
      </text:list>
      <text:p text:style-name="P5">Nullam congue aliquam nisi. In hac habitasse platea dictumst. Praesent pellentesque congue mi. Cum sociis natoque penatibus et magnis dis parturient montes, nascetur ridiculus mus. Aliquam semper pede ut lectus. Etiam aliquam. </text:p>
      <text:p text:style-name="P6">Lowercase alpha lists</text:p>
      <text:list text:style-name="WW8Num19">
        <text:list-item>
          <text:p text:style-name="P28">list level 1</text:p>
        </text:list-item>
        <text:list-item>
          <text:p text:style-name="P28">Fusce ipsum nunc, </text:p>
        </text:list-item>
        <text:list-item>
          <text:p text:style-name="P28">aliquet in, viverra ut, </text:p>
        </text:list-item>
        <text:list-item>
          <text:p text:style-name="P28">aliquam sollicitudin, turpis. </text:p>
        </text:list-item>
        <text:list-item>
          <text:p text:style-name="P28">Donec auctor condimentum leo. </text:p>
          <text:list>
            <text:list-item>
              <text:p text:style-name="P29">level 2</text:p>
            </text:list-item>
            <text:list-item>
              <text:p text:style-name="P30">Fusce ipsum nunc, </text:p>
            </text:list-item>
            <text:list-item>
              <text:p text:style-name="P30">aliquet in, viverra ut, </text:p>
            </text:list-item>
            <text:list-item>
              <text:p text:style-name="P30">aliquam sollicitudin, turpis. </text:p>
            </text:list-item>
            <text:list-item>
              <text:p text:style-name="P30">Donec auctor condimentum leo. </text:p>
              <text:list>
                <text:list-item>
                  <text:p text:style-name="P31">list level 3</text:p>
                </text:list-item>
                <text:list-item>
                  <text:p text:style-name="P32">Fusce ipsum nunc, </text:p>
                </text:list-item>
                <text:list-item>
                  <text:p text:style-name="P32">aliquet in, viverra ut, </text:p>
                </text:list-item>
                <text:list-item>
                  <text:p text:style-name="P32">aliquam sollicitudin, turpis. </text:p>
                </text:list-item>
                <text:list-item>
                  <text:p text:style-name="P32">Donec auctor condimentum leo. </text:p>
                  <text:list>
                    <text:list-item>
                      <text:p text:style-name="P33">list level 4</text:p>
                    </text:list-item>
                    <text:list-item>
                      <text:p text:style-name="P34">Fusce ipsum nunc, </text:p>
                    </text:list-item>
                    <text:list-item>
                      <text:p text:style-name="P34">aliquet in, viverra ut, </text:p>
                    </text:list-item>
                    <text:list-item>
                      <text:p text:style-name="P34">aliquam sollicitudin, turpis. </text:p>
                    </text:list-item>
                    <text:list-item>
                      <text:p text:style-name="P34">Donec auctor condimentum leo. </text:p>
                      <text:list>
                        <text:list-item>
                          <text:p text:style-name="P35">list level 5</text:p>
                        </text:list-item>
                        <text:list-item>
                          <text:p text:style-name="P36">Fusce ipsum nunc, </text:p>
                        </text:list-item>
                        <text:list-item>
                          <text:p text:style-name="P36">aliquet in, viverra ut, </text:p>
                        </text:list-item>
                        <text:list-item>
                          <text:p text:style-name="P36">aliquam sollicitudin, turpis. </text:p>
                        </text:list-item>
                        <text:list-item>
                          <text:p text:style-name="P36">Donec auctor condimentum leo. </text:p>
                        </text:list-item>
                      </text:list>
                    </text:list-item>
                  </text:list>
                </text:list-item>
              </text:list>
            </text:list-item>
          </text:list>
        </text:list-item>
      </text:list>
      <text:p text:style-name="P5">Nullam congue aliquam nisi. In hac habitasse platea dictumst. Praesent pellentesque congue mi. Cum sociis natoque penatibus et magnis dis parturient montes, nascetur ridiculus mus. Aliquam semper pede ut lectus. Etiam aliquam. </text:p>
      <text:p text:style-name="P6">Uppercase alpha lists</text:p>
      <text:list text:style-name="WW8Num22">
        <text:list-item>
          <text:p text:style-name="P37">list level 1</text:p>
        </text:list-item>
        <text:list-item>
          <text:p text:style-name="P37">Fusce ipsum nunc, </text:p>
        </text:list-item>
        <text:list-item>
          <text:p text:style-name="P37">aliquet in, viverra ut, </text:p>
        </text:list-item>
        <text:list-item>
          <text:p text:style-name="P37">aliquam sollicitudin, turpis. </text:p>
        </text:list-item>
        <text:list-item>
          <text:p text:style-name="P37">Donec auctor condimentum leo. </text:p>
          <text:list>
            <text:list-item>
              <text:p text:style-name="P38">level 2</text:p>
            </text:list-item>
            <text:list-item>
              <text:p text:style-name="P39">Fusce ipsum nunc, </text:p>
            </text:list-item>
            <text:list-item>
              <text:p text:style-name="P39">aliquet in, viverra ut, </text:p>
            </text:list-item>
            <text:list-item>
              <text:p text:style-name="P39">aliquam sollicitudin, turpis. </text:p>
            </text:list-item>
            <text:list-item>
              <text:p text:style-name="P39">Donec auctor condimentum leo. </text:p>
              <text:list>
                <text:list-item>
                  <text:p text:style-name="P40">list level 3</text:p>
                </text:list-item>
                <text:list-item>
                  <text:p text:style-name="P41">Fusce ipsum nunc, </text:p>
                </text:list-item>
                <text:list-item>
                  <text:p text:style-name="P41">aliquet in, viverra ut, </text:p>
                </text:list-item>
                <text:list-item>
                  <text:p text:style-name="P41">aliquam sollicitudin, turpis. </text:p>
                </text:list-item>
                <text:list-item>
                  <text:p text:style-name="P41">Donec auctor condimentum leo. </text:p>
                  <text:list>
                    <text:list-item>
                      <text:p text:style-name="P42">list level 4</text:p>
                    </text:list-item>
                    <text:list-item>
                      <text:p text:style-name="P43">Fusce ipsum nunc, </text:p>
                    </text:list-item>
                    <text:list-item>
                      <text:p text:style-name="P43">aliquet in, viverra ut, </text:p>
                    </text:list-item>
                    <text:list-item>
                      <text:p text:style-name="P43">aliquam sollicitudin, turpis. </text:p>
                    </text:list-item>
                    <text:list-item>
                      <text:p text:style-name="P43">Donec auctor condimentum leo. </text:p>
                      <text:list>
                        <text:list-item>
                          <text:p text:style-name="P44">list level 5</text:p>
                        </text:list-item>
                        <text:list-item>
                          <text:p text:style-name="P45">Fusce ipsum nunc, </text:p>
                        </text:list-item>
                        <text:list-item>
                          <text:p text:style-name="P45">aliquet in, viverra ut, </text:p>
                        </text:list-item>
                        <text:list-item>
                          <text:p text:style-name="P45">aliquam sollicitudin, turpis. </text:p>
                        </text:list-item>
                        <text:list-item>
                          <text:p text:style-name="P45">Donec auctor condimentum leo. </text:p>
                        </text:list-item>
                      </text:list>
                    </text:list-item>
                  </text:list>
                </text:list-item>
              </text:list>
            </text:list-item>
          </text:list>
        </text:list-item>
      </text:list>
      <text:p text:style-name="P5">Nullam congue aliquam nisi. In hac habitasse platea dictumst. Praesent pellentesque congue mi. Cum sociis natoque penatibus et magnis dis parturient montes, nascetur ridiculus mus. Aliquam semper pede ut lectus. Etiam aliquam. </text:p>
      <text:p text:style-name="P6">Lovercase roman lists</text:p>
      <text:list text:style-name="WW8Num12">
        <text:list-item>
          <text:p text:style-name="P46">list level 1</text:p>
        </text:list-item>
        <text:list-item>
          <text:p text:style-name="P46">Fusce ipsum nunc, </text:p>
        </text:list-item>
        <text:list-item>
          <text:p text:style-name="P46">aliquet in, viverra ut, </text:p>
        </text:list-item>
        <text:list-item>
          <text:p text:style-name="P46">aliquam sollicitudin, turpis. </text:p>
        </text:list-item>
        <text:list-item>
          <text:p text:style-name="P46">Donec auctor condimentum leo. </text:p>
          <text:list>
            <text:list-item>
              <text:p text:style-name="P47">level 2</text:p>
            </text:list-item>
            <text:list-item>
              <text:p text:style-name="P48">Fusce ipsum nunc, </text:p>
            </text:list-item>
            <text:list-item>
              <text:p text:style-name="P48">aliquet in, viverra ut, </text:p>
            </text:list-item>
            <text:list-item>
              <text:p text:style-name="P48">aliquam sollicitudin, turpis. </text:p>
            </text:list-item>
            <text:list-item>
              <text:p text:style-name="P48">Donec auctor condimentum leo. </text:p>
              <text:list>
                <text:list-item>
                  <text:p text:style-name="P49">list level 3</text:p>
                </text:list-item>
                <text:list-item>
                  <text:p text:style-name="P50">Fusce ipsum nunc, </text:p>
                </text:list-item>
                <text:list-item>
                  <text:p text:style-name="P50">aliquet in, viverra ut, </text:p>
                </text:list-item>
                <text:list-item>
                  <text:p text:style-name="P50">aliquam sollicitudin, turpis. </text:p>
                </text:list-item>
                <text:list-item>
                  <text:p text:style-name="P50">Donec auctor condimentum leo. </text:p>
                  <text:list>
                    <text:list-item>
                      <text:p text:style-name="P51">list level 4</text:p>
                    </text:list-item>
                    <text:list-item>
                      <text:p text:style-name="P52">Fusce ipsum nunc, </text:p>
                    </text:list-item>
                    <text:list-item>
                      <text:p text:style-name="P52">aliquet in, viverra ut, </text:p>
                    </text:list-item>
                    <text:list-item>
                      <text:p text:style-name="P52">aliquam sollicitudin, turpis. </text:p>
                    </text:list-item>
                    <text:list-item>
                      <text:p text:style-name="P52">Donec auctor condimentum leo. </text:p>
                      <text:list>
                        <text:list-item>
                          <text:p text:style-name="P53">list level 5</text:p>
                        </text:list-item>
                        <text:list-item>
                          <text:p text:style-name="P54">Fusce ipsum nunc, </text:p>
                        </text:list-item>
                        <text:list-item>
                          <text:p text:style-name="P54">aliquet in, viverra ut, </text:p>
                        </text:list-item>
                        <text:list-item>
                          <text:p text:style-name="P54">aliquam sollicitudin, turpis. </text:p>
                        </text:list-item>
                        <text:list-item>
                          <text:p text:style-name="P54">Donec auctor condimentum leo. </text:p>
                        </text:list-item>
                      </text:list>
                    </text:list-item>
                  </text:list>
                </text:list-item>
              </text:list>
            </text:list-item>
          </text:list>
        </text:list-item>
      </text:list>
      <text:p text:style-name="P5">Nullam congue aliquam nisi. In hac habitasse platea dictumst. Praesent pellentesque congue mi. Cum sociis natoque penatibus et magnis dis parturient montes, nascetur ridiculus mus. Aliquam semper pede ut lectus. Etiam aliquam. </text:p>
      <text:p text:style-name="P6">Uppercase roman lists</text:p>
      <text:list text:style-name="WW8Num20">
        <text:list-item>
          <text:p text:style-name="P55">list level 1</text:p>
        </text:list-item>
        <text:list-item>
          <text:p text:style-name="P55">Fusce ipsum nunc, </text:p>
        </text:list-item>
        <text:list-item>
          <text:p text:style-name="P55">aliquet in, viverra ut, </text:p>
        </text:list-item>
        <text:list-item>
          <text:p text:style-name="P55">aliquam sollicitudin, turpis. </text:p>
        </text:list-item>
        <text:list-item>
          <text:p text:style-name="P55">Donec auctor condimentum leo. </text:p>
          <text:list>
            <text:list-item>
              <text:p text:style-name="P56">level 2</text:p>
            </text:list-item>
            <text:list-item>
              <text:p text:style-name="P57">Fusce ipsum nunc, </text:p>
            </text:list-item>
            <text:list-item>
              <text:p text:style-name="P57">aliquet in, viverra ut, </text:p>
            </text:list-item>
            <text:list-item>
              <text:p text:style-name="P57">aliquam sollicitudin, turpis. </text:p>
            </text:list-item>
            <text:list-item>
              <text:p text:style-name="P57">Donec auctor condimentum leo. </text:p>
              <text:list>
                <text:list-item>
                  <text:p text:style-name="P58">list level 3</text:p>
                </text:list-item>
                <text:list-item>
                  <text:p text:style-name="P59">Fusce ipsum nunc, </text:p>
                </text:list-item>
                <text:list-item>
                  <text:p text:style-name="P59">aliquet in, viverra ut, </text:p>
                </text:list-item>
                <text:list-item>
                  <text:p text:style-name="P59">aliquam sollicitudin, turpis. </text:p>
                </text:list-item>
                <text:list-item>
                  <text:p text:style-name="P59">Donec auctor condimentum leo. </text:p>
                  <text:list>
                    <text:list-item>
                      <text:p text:style-name="P60">list level 4</text:p>
                    </text:list-item>
                    <text:list-item>
                      <text:p text:style-name="P61">Fusce ipsum nunc, </text:p>
                    </text:list-item>
                    <text:list-item>
                      <text:p text:style-name="P61">aliquet in, viverra ut, </text:p>
                    </text:list-item>
                    <text:list-item>
                      <text:p text:style-name="P61">aliquam sollicitudin, turpis. </text:p>
                    </text:list-item>
                    <text:list-item>
                      <text:p text:style-name="P61">Donec auctor condimentum leo. </text:p>
                      <text:list>
                        <text:list-item>
                          <text:p text:style-name="P62">list level 5</text:p>
                        </text:list-item>
                        <text:list-item>
                          <text:p text:style-name="P63">Fusce ipsum nunc, </text:p>
                        </text:list-item>
                        <text:list-item>
                          <text:p text:style-name="P63">aliquet in, viverra ut, </text:p>
                        </text:list-item>
                        <text:list-item>
                          <text:p text:style-name="P63">aliquam sollicitudin, turpis. </text:p>
                        </text:list-item>
                        <text:list-item>
                          <text:p text:style-name="P63">Donec auctor condimentum leo. </text:p>
                        </text:list-item>
                      </text:list>
                    </text:list-item>
                  </text:list>
                </text:list-item>
              </text:list>
            </text:list-item>
          </text:list>
        </text:list-item>
      </text:list>
      <text:p text:style-name="P5">Nullam congue aliquam nisi. In hac habitasse platea dictumst. Praesent pellentesque congue mi. Cum sociis natoque penatibus et magnis dis parturient montes, nascetur ridiculus mus. Aliquam semper pede ut lectus. Etiam aliquam. </text:p>
      <text:p text:style-name="P5"/>
      <text:p text:style-name="h2"><text:span text:style-name="T1">Definition terms</text:span></text:p>
      <text:p text:style-name="dt1">Level 1 Definition term Suspendisse aliquet metus</text:p>
      <text:p text:style-name="dd1">Definition - eu tortor ultrices vestibulum. Integer elit lectus, dignissim sed, egestas ac, tincidunt quis, risus. Etiam quis dui a turpis imperdiet semper. Morbi velit arcu, convallis aliquet, rutrum eu, ultrices id, libero. Nam egestas risus nec velit. </text:p>
      <text:p text:style-name="dt2">Level 2 Definition term Suspendisse aliquet metus</text:p>
      <text:p text:style-name="dd2">Definition - eu tortor ultrices vestibulum. Integer elit lectus, dignissim sed, egestas ac, tincidunt quis, risus. Etiam quis dui a turpis imperdiet semper. Morbi velit arcu, convallis aliquet, rutrum eu, ultrices id, libero. Nam egestas risus nec velit. </text:p>
      <text:p text:style-name="dt3">Level 3 Definition term Suspendisse aliquet metus</text:p>
      <text:p text:style-name="dd3">Definition - eu tortor ultrices vestibulum. Integer elit lectus, dignissim sed, egestas ac, tincidunt quis, risus. Etiam quis dui a turpis imperdiet semper. Morbi velit arcu, convallis aliquet, rutrum eu, ultrices id, libero. Nam egestas risus nec velit. </text:p>
      <text:p text:style-name="dt4">Level 4 Definition term Suspendisse aliquet metus</text:p>
      <text:p text:style-name="dd4">Definition - eu tortor ultrices vestibulum. Integer elit lectus, dignissim sed, egestas ac, tincidunt quis, risus. Etiam quis dui a turpis imperdiet semper. Morbi velit arcu, convallis aliquet, rutrum eu, ultrices id, libero. Nam egestas risus nec velit. </text:p>
      <text:p text:style-name="dt5">Level 5 Definition term Suspendisse aliquet metus</text:p>
      <text:p text:style-name="dd5">Definition - eu tortor ultrices vestibulum. Integer elit lectus, dignissim sed, egestas ac, tincidunt quis, risus. Etiam quis dui a turpis imperdiet semper. Morbi velit arcu, convallis aliquet, rutrum eu, ultrices id, libero. Nam egestas risus nec velit. </text:p>
      <text:p text:style-name="dd1"/>
      <text:p text:style-name="P5"/>
      <text:p text:style-name="P4">Tables</text:p>
      <table:table table:name="Table1" table:style-name="Table1">
        <table:table-column table:style-name="Table1.A"/>
        <table:table-column table:style-name="Table1.B" table:number-columns-repeated="2"/>
        <table:table-column table:style-name="Table1.D"/>
        <table:table-row table:style-name="Table1.1">
          <table:table-cell table:style-name="Table1.A1" office:value-type="string">
            <text:p text:style-name="P64">eu tortor ultrices vestibulum</text:p>
          </table:table-cell>
          <table:table-cell table:style-name="Table1.A1" office:value-type="string">
            <text:p text:style-name="P64">eu tortor ultrices vestibulum</text:p>
          </table:table-cell>
          <table:table-cell table:style-name="Table1.A1" office:value-type="string">
            <text:p text:style-name="P64">eu tortor ultrices vestibulum</text:p>
          </table:table-cell>
          <table:table-cell table:style-name="Table1.D1" office:value-type="string">
            <text:p text:style-name="P64">eu tortor ultrices vestibulum</text:p>
          </table:table-cell>
        </table:table-row>
        <table:table-row table:style-name="Table1.1">
          <table:table-cell table:style-name="Table1.A2" office:value-type="string">
            <text:p text:style-name="P64">eu tortor ultrices vestibulum</text:p>
          </table:table-cell>
          <table:table-cell table:style-name="Table1.A2" office:value-type="string">
            <text:p text:style-name="P64">eu tortor ultrices vestibulum</text:p>
          </table:table-cell>
          <table:table-cell table:style-name="Table1.A2" office:value-type="string">
            <text:p text:style-name="P64">eu tortor ultrices vestibulum</text:p>
          </table:table-cell>
          <table:table-cell table:style-name="Table1.D2" office:value-type="string">
            <text:p text:style-name="P64">eu tortor ultrices vestibulum</text:p>
          </table:table-cell>
        </table:table-row>
        <table:table-row table:style-name="Table1.3">
          <table:table-cell table:style-name="Table1.A2" office:value-type="string">
            <text:p text:style-name="P65"/>
          </table:table-cell>
          <table:table-cell table:style-name="Table1.A2" office:value-type="string">
            <text:p text:style-name="P65"/>
          </table:table-cell>
          <table:table-cell table:style-name="Table1.A2" office:value-type="string">
            <text:p text:style-name="P65"/>
          </table:table-cell>
          <table:table-cell table:style-name="Table1.D2" office:value-type="string">
            <text:p text:style-name="P65"/>
          </table:table-cell>
        </table:table-row>
        <table:table-row table:style-name="Table1.3">
          <table:table-cell table:style-name="Table1.A2" office:value-type="string">
            <text:p text:style-name="P64">eu tortor ultrices vestibulum</text:p>
          </table:table-cell>
          <table:table-cell table:style-name="Table1.A2" office:value-type="string">
            <text:p text:style-name="P64">eu tortor ultrices vestibulum</text:p>
          </table:table-cell>
          <table:table-cell table:style-name="Table1.A2" office:value-type="string">
            <text:p text:style-name="P64">eu tortor ultrices vestibulum</text:p>
          </table:table-cell>
          <table:table-cell table:style-name="Table1.D2" office:value-type="string">
            <text:p text:style-name="P64">eu tortor ultrices vestibulum</text:p>
          </table:table-cell>
        </table:table-row>
      </table:table>
      <text:p text:style-name="p">Suspendisse aliquet metus eu tortor ultrices vestibulum. Integer elit lectus, dignissim sed, egestas ac, tincidunt quis, risus. Etiam quis dui a turpis imperdiet semper. Morbi velit arcu, convallis aliquet, rutrum eu, ultrices id, libero. </text:p>
      <table:table table:name="Table2" table:style-name="Table2">
        <table:table-column table:style-name="Table2.A"/>
        <table:table-column table:style-name="Table2.B"/>
        <table:table-row table:style-name="Table2.1">
          <table:table-cell table:style-name="Table2.A1" office:value-type="string">
            <text:p text:style-name="P65">Mauris sed purus quis elit pharetra tristique. Quisque augue quam, molestie vel, malesuada semper, luctus quis, quam. Proin risus. Pellentesque habitant morbi tristique senectus et netus et malesuada fames</text:p>
          </table:table-cell>
          <table:table-cell table:style-name="Table2.B1" office:value-type="string">
            <text:p text:style-name="P64">Shaded Background</text:p>
          </table:table-cell>
        </table:table-row>
      </table:table>
      <text:p text:style-name="Standard"/>
      <text:p text:style-name="p">Nam egestas risus nec velit. Nunc venenatis ante ac justo ultricies vestibulum. Donec condimentum pulvinar erat. Proin vel tellus. Quisque ultricies scelerisque quam. Suspendisse mattis neque vitae tellus. </text:p>
      <text:p text:style-name="P6">Colspan</text:p>
      <table:table table:name="Table3" table:style-name="Table3">
        <table:table-column table:style-name="Table3.A"/>
        <table:table-column table:style-name="Table3.B" table:number-columns-repeated="2"/>
        <table:table-column table:style-name="Table3.D"/>
        <table:table-row table:style-name="Table3.1">
          <table:table-cell table:style-name="Table3.A1" office:value-type="string">
            <text:p text:style-name="P64">eu tortor ultrices vestibulum</text:p>
          </table:table-cell>
          <table:table-cell table:style-name="Table3.A1" office:value-type="string">
            <text:p text:style-name="P64">eu tortor ultrices vestibulum</text:p>
          </table:table-cell>
          <table:table-cell table:style-name="Table3.A1" office:value-type="string">
            <text:p text:style-name="P64">eu tortor ultrices vestibulum</text:p>
          </table:table-cell>
          <table:table-cell table:style-name="Table3.D1" office:value-type="string">
            <text:p text:style-name="P64">eu tortor ultrices vestibulum</text:p>
          </table:table-cell>
        </table:table-row>
        <table:table-row table:style-name="Table3.1">
          <table:table-cell table:style-name="Table3.A2" table:number-columns-spanned="2" office:value-type="string">
            <text:p text:style-name="P64">eu tortor ultrices vestibulum</text:p>
            <text:p text:style-name="p">eu tortor ultrices vestibulum</text:p>
            <text:p text:style-name="p">Colspan here</text:p>
          </table:table-cell>
          <table:covered-table-cell/>
          <table:table-cell table:style-name="Table3.A2" office:value-type="string">
            <text:p text:style-name="P64">eu tortor ultrices vestibulum</text:p>
          </table:table-cell>
          <table:table-cell table:style-name="Table3.D2" office:value-type="string">
            <text:p text:style-name="P64">eu tortor ultrices vestibulum</text:p>
          </table:table-cell>
        </table:table-row>
        <table:table-row table:style-name="Table3.3">
          <table:table-cell table:style-name="Table3.A2" office:value-type="string">
            <text:p text:style-name="P65"/>
          </table:table-cell>
          <table:table-cell table:style-name="Table3.A2" office:value-type="string">
            <text:p text:style-name="P65"/>
          </table:table-cell>
          <table:table-cell table:style-name="Table3.A2" office:value-type="string">
            <text:p text:style-name="P65"/>
          </table:table-cell>
          <table:table-cell table:style-name="Table3.D2" office:value-type="string">
            <text:p text:style-name="P65"/>
          </table:table-cell>
        </table:table-row>
        <table:table-row table:style-name="Table3.3">
          <table:table-cell table:style-name="Table3.A2" office:value-type="string">
            <text:p text:style-name="P64">eu tortor ultrices vestibulum</text:p>
          </table:table-cell>
          <table:table-cell table:style-name="Table3.A2" office:value-type="string">
            <text:p text:style-name="P64">eu tortor ultrices vestibulum</text:p>
          </table:table-cell>
          <table:table-cell table:style-name="Table3.A2" office:value-type="string">
            <text:p text:style-name="P64">eu tortor ultrices vestibulum</text:p>
          </table:table-cell>
          <table:table-cell table:style-name="Table3.D2" office:value-type="string">
            <text:p text:style-name="P64">eu tortor ultrices vestibulum</text:p>
          </table:table-cell>
        </table:table-row>
      </table:table>
      <text:p text:style-name="p">Nam egestas risus nec velit. Nunc venenatis ante ac justo ultricies vestibulum. Donec condimentum pulvinar erat. Proin vel tellus. Quisque ultricies scelerisque quam. Suspendisse mattis neque vitae tellus. In arcu.</text:p>
      <text:p text:style-name="h1"><text:span text:style-name="T1">Blockquotes </text:span></text:p>
      <text:p text:style-name="bq1"><text:span text:style-name="T1">Bockquote Level 1 - Cras ac leo eget enim gravida posuere. Aenean mi. Cras semper, eros at mattis varius, nisl dolor dictum nisl, nec mattis nunc pede quis metus. Nulla in arcu. Donec porttitor, elit in auctor volutpat, dui purus vestibulum ligula, a sollicitudin neque lacus non velit.</text:span></text:p>
      <text:p text:style-name="bq1source"><text:span text:style-name="T1">Source - Pellentesque velit lacus, consectetuer id, </text:span></text:p>
      <text:p text:style-name="bq2"><text:span text:style-name="T1">Bockquote Level 2 - Cras ac leo eget enim gravida posuere. Aenean mi. Cras semper, eros at mattis varius, nisl dolor dictum nisl, nec mattis nunc pede quis metus. Nulla in arcu. Donec porttitor, elit in auctor volutpat, dui purus vestibulum ligula, a sollicitudin neque lacus non velit.</text:span></text:p>
      <text:p text:style-name="bq2source"><text:span text:style-name="T1">Source - Pellentesque velit lacus, consectetuer id, </text:span></text:p>
      <text:p text:style-name="bq3"><text:span text:style-name="T1">Bockquote Level 3 - Cras ac leo eget enim gravida posuere. Aenean mi. Cras semper, eros at mattis varius, nisl dolor dictum nisl, nec mattis nunc pede quis metus. Nulla in arcu. Donec porttitor, elit in auctor volutpat, dui purus vestibulum ligula, a sollicitudin neque lacus non velit.</text:span></text:p>
      <text:p text:style-name="bq3source"><text:span text:style-name="T1">Source - Pellentesque velit lacus, consectetuer id, </text:span></text:p>
      <text:p text:style-name="bq4">Bockquote Level 4 - Cras ac leo eget enim gravida posuere. Aenean mi. Cras semper, eros at mattis varius, nisl dolor dictum nisl, nec mattis nunc pede quis metus. Nulla in arcu. Donec porttitor, elit in auctor volutpat, dui purus vestibulum ligula, a sollicitudin neque lacus non velit.</text:p>
      <text:p text:style-name="bq4source"><text:span text:style-name="T1">Source - Pellentesque velit lacus, consectetuer id, </text:span></text:p>
      <text:p text:style-name="bq5"><text:span text:style-name="T1">Bockquote Level 5 - Cras ac leo eget enim gravida posuere. Aenean mi. Cras semper, eros at mattis varius, nisl dolor dictum nisl, nec mattis nunc pede quis metus. Nulla in arcu. Donec porttitor, elit in auctor volutpat, dui purus vestibulum ligula, a sollicitudin neque lacus non velit.</text:span></text:p>
      <text:p text:style-name="bq5source"><text:span text:style-name="T1">Source - Pellentesque velit lacus, consectetuer id, </text:span></text:p>
      <text:p text:style-name="p">Suspendisse aliquet metus eu tortor ultrices vestibulum. Integer elit lectus, dignissim sed, egestas ac, tincidunt quis, risus. Etiam quis dui a turpis imperdiet semper. Morbi velit arcu, convallis aliquet, rutrum eu, ultrices id, libero. </text:p>
      <text:p text:style-name="P4">Pre-formatted</text:p>
      <text:p text:style-name="pre1"><text:span text:style-name="T1">Preformatted 1 imperdiet et, sapien ac elit imperdiet egestas </text:span></text:p>
      <text:p text:style-name="pre2"><text:span text:style-name="T1">Preformatted 2 imperdiet et, sapien ac elit imperdiet egestas </text:span></text:p>
      <text:p text:style-name="pre3"><text:span text:style-name="T1">Preformatted 3 imperdiet et, sapien ac elit imperdiet egestas </text:span></text:p>
      <text:p text:style-name="pre4"><text:span text:style-name="T1">Preformatted 4 imperdiet et, sapien ac elit imperdiet egestas </text:span></text:p>
      <text:p text:style-name="pre5"><text:span text:style-name="T1">Preformatted 5 imperdiet et, sapien ac elit imperdiet egestas </text:span></text:p>
      <text:p text:style-name="p">Nam egestas risus nec velit. Nunc venenatis ante ac justo ultricies vestibulum. Donec condimentum pulvinar erat. Proin vel tellus. Quisque ultricies scelerisque quam. Suspendisse mattis neque vitae tellus. In arcu.</text:p>
      <text:p text:style-name="h1">Inline styles</text:p>
      <text:p text:style-name="p"><text:span text:style-name="i-b">Donec ullamcorper pede et nisl – bold . </text:span></text:p>
      <text:p text:style-name="p"><text:span text:style-name="i-i">Mauris quis lacus sit amet magna nonummy eleifend. - Italic</text:span></text:p>
      <text:p text:style-name="p"><text:span text:style-name="i-code">In vehicula <text:s text:c="3"/>enim id mauris. Donec magna odio, - code</text:span></text:p>
      <text:p text:style-name="p"><text:span text:style-name="i-sup">Super Script</text:span> – Nam egestas risus nec velit. Nunc venenatis ante ac justo ultricies vestibulum. Donec condimentum pulvinar erat. </text:p>
      <text:p text:style-name="p"><text:span text:style-name="i-sub">Sub Script</text:span> – Nam egestas risus nec velit. Nunc venenatis ante ac justo ultricies vestibulum. Donec condimentum pulvinar erat.</text:p>
      <text:p text:style-name="h1">Open Source Auto-text entries examples</text:p>
      <table:table table:name="Table4" table:style-name="Table4">
        <table:table-column table:style-name="Table4.A"/>
        <table:table-column table:style-name="Table4.B"/>
        <table:table-row table:style-name="Table4.1">
          <table:table-cell table:style-name="Table4.A1" office:value-type="string">
            <text:p text:style-name="P66"/>
          </table:table-cell>
          <table:table-cell>
            <table:table table:is-sub-table="true">
              <table:table-column table:style-name="Table4.B"/>
              <table:table-row table:style-name="Table4.B1.1">
                <table:table-cell table:style-name="Table4.A1" office:value-type="string">
                  <text:p text:style-name="P67">Case study </text:p>
                </table:table-cell>
              </table:table-row>
              <table:table-row table:style-name="Table4.B1.2">
                <table:table-cell table:style-name="Table4.A1" office:value-type="string">
                  <text:p text:style-name="P64">Nam egestas risus nec velit. Nunc venenatis ante ac justo ultricies vestibulum. Donec condimentum pulvinar erat. Proin vel tellus. Quisque ultricies scelerisque quam. Suspendisse mattis neque vitae tellus. In arcu.</text:p>
                </table:table-cell>
              </table:table-row>
            </table:table>
          </table:table-cell>
        </table:table-row>
      </table:table>
      <text:p text:style-name="p">Nam egestas risus nec velit. Nunc venenatis ante ac justo ultricies vestibulum. Donec condimentum pulvinar erat. Proin vel tellus. Quisque ultricies scelerisque quam. Suspendisse mattis neque vitae tellus. In arcu.</text:p>
      <text:p text:style-name="p">Nam egestas risus nec velit. Nunc venenatis ante ac justo ultricies vestibulum. Donec condimentum pulvinar erat. Proin vel tellus. Quisque ultricies scelerisque quam. Suspendisse mattis neque vitae tellus. In arcu.</text:p>
      <table:table table:name="Table5" table:style-name="Table5">
        <table:table-column table:style-name="Table5.A"/>
        <table:table-column table:style-name="Table5.B"/>
        <table:table-row table:style-name="Table5.1">
          <table:table-cell table:style-name="Table5.A1" office:value-type="string">
            <text:p text:style-name="P66"/>
          </table:table-cell>
          <table:table-cell>
            <table:table table:is-sub-table="true">
              <table:table-column table:style-name="Table5.B"/>
              <table:table-row table:style-name="Table5.B1.1">
                <table:table-cell table:style-name="Table5.A1" office:value-type="string">
                  <text:p text:style-name="P68">Discussion </text:p>
                </table:table-cell>
              </table:table-row>
              <table:table-row table:style-name="Table5.B1.2">
                <table:table-cell table:style-name="Table5.A1" office:value-type="string">
                  <text:p text:style-name="P64">Nam egestas risus nec velit. Nunc venenatis ante ac justo ultricies vestibulum. Donec condimentum pulvinar erat. Proin vel tellus. Quisque ultricies scelerisque quam. Suspendisse mattis neque vitae tellus. In arcu.</text:p>
                </table:table-cell>
              </table:table-row>
            </table:table>
          </table:table-cell>
        </table:table-row>
      </table:table>
      <text:p text:style-name="p">Nam egestas risus nec velit. Nunc venenatis ante ac justo ultricies vestibulum. Donec condimentum pulvinar erat. Proin vel tellus. Quisque ultricies scelerisque quam. Suspendisse mattis neque vitae tellus. In arcu.</text:p>
      <table:table table:name="Table6" table:style-name="Table6">
        <table:table-column table:style-name="Table6.A"/>
        <table:table-column table:style-name="Table6.B"/>
        <table:table-row table:style-name="Table6.1">
          <table:table-cell table:style-name="Table6.A1" office:value-type="string">
            <text:p text:style-name="P66"/>
          </table:table-cell>
          <table:table-cell>
            <table:table table:is-sub-table="true">
              <table:table-column table:style-name="Table6.B"/>
              <table:table-row table:style-name="Table6.B1.1">
                <table:table-cell table:style-name="Table6.A1" office:value-type="string">
                  <text:p text:style-name="P69">Example </text:p>
                </table:table-cell>
              </table:table-row>
              <table:table-row table:style-name="Table6.B1.2">
                <table:table-cell table:style-name="Table6.A1" office:value-type="string">
                  <text:p text:style-name="P64">Nam egestas risus nec velit. Nunc venenatis ante ac justo ultricies vestibulum. Donec condimentum pulvinar erat. Proin vel tellus. Quisque ultricies scelerisque quam. Suspendisse mattis neque vitae tellus. In arcu.</text:p>
                </table:table-cell>
              </table:table-row>
            </table:table>
          </table:table-cell>
        </table:table-row>
      </table:table>
      <text:p text:style-name="p">Nam egestas risus nec velit. Nunc venenatis ante ac justo ultricies vestibulum. Donec condimentum pulvinar erat. Proin vel tellus. Quisque ultricies scelerisque quam. Suspendisse mattis neque vitae tellus. In arcu.</text:p>
      <text:p text:style-name="p"/>
      <table:table table:name="Table7" table:style-name="Table7">
        <table:table-column table:style-name="Table7.A"/>
        <table:table-column table:style-name="Table7.B"/>
        <table:table-row table:style-name="Table7.1">
          <table:table-cell table:style-name="Table7.A1" office:value-type="string">
            <text:p text:style-name="P66"/>
          </table:table-cell>
          <table:table-cell>
            <table:table table:is-sub-table="true">
              <table:table-column table:style-name="Table7.B"/>
              <table:table-row table:style-name="Table7.B1.1">
                <table:table-cell table:style-name="Table7.A1" office:value-type="string">
                  <text:p text:style-name="P70">Exercise </text:p>
                </table:table-cell>
              </table:table-row>
              <table:table-row table:style-name="Table7.B1.2">
                <table:table-cell table:style-name="Table7.A1" office:value-type="string">
                  <text:p text:style-name="P64">Nam egestas risus nec velit. Nunc venenatis ante ac justo ultricies vestibulum. Donec condimentum pulvinar erat. Proin vel tellus. Quisque ultricies scelerisque quam. Suspendisse mattis neque vitae tellus. In arcu.</text:p>
                  <text:p text:style-name="p">Nam egestas risus nec velit. Nunc venenatis ante ac justo ultricies vestibulum. Donec condimentum pulvinar erat. Proin vel tellus. Quisque ultricies scelerisque quam. Suspendisse mattis neque vitae tellus. In arcu.</text:p>
                </table:table-cell>
              </table:table-row>
            </table:table>
          </table:table-cell>
        </table:table-row>
      </table:table>
      <text:p text:style-name="p">Nam egestas risus nec velit. Nunc venenatis ante ac justo ultricies vestibulum. Donec condimentum pulvinar erat. Proin vel tellus. Quisque ultricies scelerisque quam. Suspendisse mattis neque vitae tellus. In arcu.</text:p>
      <table:table table:name="Table8" table:style-name="Table8">
        <table:table-column table:style-name="Table8.A"/>
        <table:table-column table:style-name="Table8.B"/>
        <table:table-row table:style-name="Table8.1">
          <table:table-cell table:style-name="Table8.A1" office:value-type="string">
            <text:p text:style-name="P66"/>
          </table:table-cell>
          <table:table-cell>
            <table:table table:is-sub-table="true">
              <table:table-column table:style-name="Table8.B"/>
              <table:table-row table:style-name="Table8.B1.1">
                <table:table-cell table:style-name="Table8.A1" office:value-type="string">
                  <text:p text:style-name="P71">Learning activity </text:p>
                </table:table-cell>
              </table:table-row>
              <table:table-row table:style-name="Table8.B1.2">
                <table:table-cell table:style-name="Table8.A1" office:value-type="string">
                  <text:p text:style-name="P64">Nam egestas risus nec velit. Nunc venenatis ante ac justo ultricies vestibulum. Donec condimentum pulvinar erat. Proin vel tellus. Quisque ultricies scelerisque quam. Suspendisse mattis neque vitae tellus. In arcu.</text:p>
                </table:table-cell>
              </table:table-row>
            </table:table>
          </table:table-cell>
        </table:table-row>
      </table:table>
      <text:p text:style-name="p">Nam egestas risus nec velit. Nunc venenatis ante ac justo ultricies vestibulum. Donec condimentum pulvinar erat. Proin vel tellus. Quisque ultricies scelerisque quam. Suspendisse mattis neque vitae tellus. In arcu.</text:p>
      <table:table table:name="Table9" table:style-name="Table9">
        <table:table-column table:style-name="Table9.A"/>
        <table:table-column table:style-name="Table9.B"/>
        <table:table-row table:style-name="Table9.1">
          <table:table-cell table:style-name="Table9.A1" office:value-type="string">
            <text:p text:style-name="P66"/>
          </table:table-cell>
          <table:table-cell>
            <table:table table:is-sub-table="true">
              <table:table-column table:style-name="Table9.B"/>
              <table:table-row table:style-name="Table9.B1.1">
                <table:table-cell table:style-name="Table9.A1" office:value-type="string">
                  <text:p text:style-name="P72">Note </text:p>
                </table:table-cell>
              </table:table-row>
              <table:table-row table:style-name="Table9.B1.2">
                <table:table-cell table:style-name="Table9.A1" office:value-type="string">
                  <text:p text:style-name="P64"><text:span text:style-name="T2"><text:s/></text:span>Nam egestas risus nec velit. Nunc venenatis ante ac justo ultricies vestibulum. Donec condimentum pulvinar erat. Proin vel tellus. Quisque ultricies scelerisque quam. Suspendisse mattis neque vitae tellus. In arcu.</text:p>
                </table:table-cell>
              </table:table-row>
            </table:table>
          </table:table-cell>
        </table:table-row>
      </table:table>
      <text:p text:style-name="p">Nam egestas risus nec velit. Nunc venenatis ante ac justo ultricies vestibulum. Donec condimentum pulvinar erat. Proin vel tellus. Quisque ultricies scelerisque quam. Suspendisse mattis neque vitae tellus. In arcu.</text:p>
      <text:p text:style-name="p"/>
      <table:table table:name="Table10" table:style-name="Table10">
        <table:table-column table:style-name="Table10.A"/>
        <table:table-column table:style-name="Table10.B"/>
        <table:table-row table:style-name="Table10.1">
          <table:table-cell table:style-name="Table10.A1" office:value-type="string">
            <text:p text:style-name="P66"/>
          </table:table-cell>
          <table:table-cell>
            <table:table table:is-sub-table="true">
              <table:table-column table:style-name="Table10.B"/>
              <table:table-row table:style-name="Table10.B1.1">
                <table:table-cell table:style-name="Table10.A1" office:value-type="string">
                  <text:p text:style-name="P73">Reading activity </text:p>
                </table:table-cell>
              </table:table-row>
              <table:table-row table:style-name="Table10.B1.2">
                <table:table-cell table:style-name="Table10.A1" office:value-type="string">
                  <text:p text:style-name="P64">Nam egestas risus nec velit. Nunc venenatis ante ac justo ultricies vestibulum. Donec condimentum pulvinar erat. Proin vel tellus. Quisque ultricies scelerisque quam. Suspendisse mattis neque vitae tellus. In arcu.</text:p>
                </table:table-cell>
              </table:table-row>
            </table:table>
          </table:table-cell>
        </table:table-row>
      </table:table>
      <text:p text:style-name="p"/>
      <table:table table:name="Table11" table:style-name="Table11">
        <table:table-column table:style-name="Table11.A"/>
        <table:table-column table:style-name="Table11.B"/>
        <table:table-row table:style-name="Table11.1">
          <table:table-cell table:style-name="Table11.A1" office:value-type="string">
            <text:p text:style-name="P66"/>
          </table:table-cell>
          <table:table-cell>
            <table:table table:is-sub-table="true">
              <table:table-column table:style-name="Table11.B"/>
              <table:table-row table:style-name="Table11.B1.1">
                <table:table-cell table:style-name="Table11.A1" office:value-type="string">
                  <text:p text:style-name="P74">Reflection</text:p>
                </table:table-cell>
              </table:table-row>
              <table:table-row table:style-name="Table11.B1.2">
                <table:table-cell table:style-name="Table11.A1" office:value-type="string">
                  <text:p text:style-name="P64">Nam egestas risus nec velit. Nunc venenatis ante ac justo ultricies vestibulum. Donec condimentum pulvinar erat. Proin vel tellus. Quisque ultricies scelerisque quam. Suspendisse mattis neque vitae tellus. In arcu.</text:p>
                </table:table-cell>
              </table:table-row>
            </table:table>
          </table:table-cell>
        </table:table-row>
      </table:table>
      <text:p text:style-name="p"/>
      <text:p text:style-name="p"/>
      <text:p text:style-name="p"/>
      <text:p text:style-name="p"/>
      <text:p text:style-name="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Courier New" svg:font-family="'Courier New'" style:font-family-generic="modern"/>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Helvetica-Narrow" svg:font-family="Helvetica-Narrow"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Bitstream Vera Serif" fo:font-size="12pt" fo:language="en" fo:country="US" style:font-name-asian="Bitstream Vera Sans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ff0000" style:font-name="Times New Roman" fo:font-size="11pt" fo:language="en" fo:country="US"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Standard" style:next-style-name="Standard" style:class="text">
      <style:paragraph-properties fo:margin-top="0.388cm" fo:margin-bottom="0.106cm" fo:keep-with-next="always"/>
      <style:text-properties style:font-name="Arial" fo:font-size="16pt" fo:font-weight="bold" style:letter-kerning="true" style:font-size-asian="16pt" style:font-weight-asian="bold"/>
    </style:style>
    <style:style style:name="Heading_20_6" style:display-name="Heading 6" style:family="paragraph" style:parent-style-name="Standard" style:next-style-name="Standard" style:class="text">
      <style:paragraph-properties fo:margin-top="0.423cm" fo:margin-bottom="0.106cm"/>
      <style:text-properties fo:font-weight="bold" style:font-weight-asian="bold" style:font-size-complex="11pt"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fo:margin-left="0cm" fo:margin-right="3.921cm" fo:margin-top="0cm" fo:margin-bottom="0.21cm" fo:text-indent="0cm" style:auto-text-indent="false" fo:padding-left="0cm" fo:padding-right="0cm" fo:padding-top="0cm" fo:padding-bottom="0.035cm" fo:border-left="none" fo:border-right="none" fo:border-top="none" fo:border-bottom="0.018cm solid #000000"/>
      <style:text-properties fo:color="#000000" style:font-name="Arial Black" fo:font-size="10pt" style:font-size-asian="10pt"/>
    </style:style>
    <style:style style:name="Header_20_left" style:display-name="Header left" style:family="paragraph" style:parent-style-name="p" style:class="extra">
      <style:paragraph-properties fo:margin-top="0cm" fo:margin-bottom="0cm"/>
      <style:text-properties style:font-name="Helvetica" fo:font-size="8.5pt" style:font-size-asian="8.5pt"/>
    </style:style>
    <style:style style:name="Header_20_right" style:display-name="Header right" style:family="paragraph" style:class="extra">
      <style:paragraph-properties fo:margin-left="0cm" fo:margin-right="-0.15cm" fo:text-align="end" style:justify-single-word="false" fo:orphans="2" fo:widows="2" fo:text-indent="0cm" style:auto-text-indent="false"/>
      <style:text-properties style:use-window-font-color="true" style:font-name="Helvetica" fo:font-size="8.5pt" fo:language="en" fo:country="US" style:font-name-asian="Times New Roman" style:font-size-asian="8.5pt" style:font-name-complex="Arial" style:font-size-complex="10pt" style:language-complex="ar" style:country-complex="SA"/>
    </style:style>
    <style:style style:name="Footer" style:family="paragraph" style:parent-style-name="Standard" style:class="extra">
      <style:paragraph-properties fo:padding-left="0cm" fo:padding-right="0cm" fo:padding-top="0.035cm" fo:padding-bottom="0cm" fo:border-left="none" fo:border-right="none" fo:border-top="0.018cm solid #000000" fo:border-bottom="none"/>
      <style:text-properties fo:color="#000000" style:font-name="Arial Narrow" fo:font-size="9pt" style:font-size-asian="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li1p" style:next-style-name="p" style:class="extra">
      <style:paragraph-properties fo:margin-left="0.6cm" fo:margin-right="0.6cm" fo:text-indent="0cm" style:auto-text-indent="false"/>
      <style:text-properties fo:color="#000000" fo:font-size="10pt" style:font-name-asian="Times" style:font-size-asian="10pt"/>
    </style:style>
    <style:style style:name="Index" style:family="paragraph" style:parent-style-name="Standard" style:class="index">
      <style:paragraph-properties text:number-lines="false" text:line-number="0"/>
      <style:text-properties style:font-name-complex="Lucidasans1"/>
    </style:style>
    <style:style style:name="Contents_20_1" style:display-name="Contents 1" style:family="paragraph" style:parent-style-name="Standard" style:next-style-name="Standard" style:class="index"/>
    <style:style style:name="Contents_20_2" style:display-name="Contents 2" style:family="paragraph" style:parent-style-name="Contents_20_1" style:next-style-name="Standard" style:class="index">
      <style:paragraph-properties fo:margin-left="0.388cm" fo:margin-right="0cm" fo:margin-top="0.21cm" fo:margin-bottom="0.21cm" fo:hyphenation-ladder-count="no-limit" fo:text-indent="0cm" style:auto-text-indent="false"/>
      <style:text-properties fo:color="#000000" fo:language="en" fo:country="AU" fo:hyphenate="false" fo:hyphenation-remain-char-count="2" fo:hyphenation-push-char-count="2"/>
    </style:style>
    <style:style style:name="Contents_20_3" style:display-name="Contents 3" style:family="paragraph" style:parent-style-name="Contents_20_1" style:next-style-name="Standard" style:class="index">
      <style:paragraph-properties fo:margin-left="0.847cm" fo:margin-right="0cm" fo:margin-top="0.21cm" fo:margin-bottom="0.21cm" fo:hyphenation-ladder-count="no-limit" fo:text-indent="0cm" style:auto-text-indent="false"/>
      <style:text-properties fo:color="#000000" fo:language="en" fo:country="AU" fo:hyphenate="false" fo:hyphenation-remain-char-count="2" fo:hyphenation-push-char-count="2"/>
    </style:style>
    <style:style style:name="Contents_20_4" style:display-name="Contents 4" style:family="paragraph" style:parent-style-name="Contents_20_1" style:next-style-name="Standard" style:class="index">
      <style:paragraph-properties fo:margin-left="1.27cm" fo:margin-right="0cm" fo:margin-top="0.21cm" fo:margin-bottom="0.21cm" fo:hyphenation-ladder-count="no-limit" fo:text-indent="0cm" style:auto-text-indent="false"/>
      <style:text-properties fo:color="#000000" fo:language="en" fo:country="AU" fo:hyphenate="false" fo:hyphenation-remain-char-count="2" fo:hyphenation-push-char-count="2"/>
    </style:style>
    <style:style style:name="Contents_20_5" style:display-name="Contents 5" style:family="paragraph" style:parent-style-name="Contents_20_1" style:next-style-name="Standard" style:class="index">
      <style:paragraph-properties fo:margin-left="1.693cm" fo:margin-right="0cm" fo:margin-top="0.21cm" fo:margin-bottom="0.21cm" fo:hyphenation-ladder-count="no-limit" fo:text-indent="0cm" style:auto-text-indent="false"/>
      <style:text-properties fo:color="#000000" fo:language="en" fo:country="AU" fo:hyphenate="false" fo:hyphenation-remain-char-count="2" fo:hyphenation-push-char-count="2"/>
    </style:style>
    <style:style style:name="Contents_20_6" style:display-name="Contents 6" style:family="paragraph" style:parent-style-name="Contents_20_1" style:next-style-name="Standard" style:class="index">
      <style:paragraph-properties fo:margin-left="2.117cm" fo:margin-right="0cm" fo:margin-top="0.21cm" fo:margin-bottom="0.21cm" fo:hyphenation-ladder-count="no-limit" fo:text-indent="0cm" style:auto-text-indent="false"/>
      <style:text-properties fo:color="#000000" fo:language="en" fo:country="AU" fo:hyphenate="false" fo:hyphenation-remain-char-count="2" fo:hyphenation-push-char-count="2"/>
    </style:style>
    <style:style style:name="Contents_20_7" style:display-name="Contents 7" style:family="paragraph" style:parent-style-name="Contents_20_1" style:next-style-name="Standard" style:class="index">
      <style:paragraph-properties fo:margin-left="2.54cm" fo:margin-right="0cm" fo:margin-top="0.21cm" fo:margin-bottom="0.21cm" fo:hyphenation-ladder-count="no-limit" fo:text-indent="0cm" style:auto-text-indent="false"/>
      <style:text-properties fo:color="#000000" fo:language="en" fo:country="AU" fo:hyphenate="false" fo:hyphenation-remain-char-count="2" fo:hyphenation-push-char-count="2"/>
    </style:style>
    <style:style style:name="Contents_20_8" style:display-name="Contents 8" style:family="paragraph" style:parent-style-name="Contents_20_1" style:next-style-name="Standard" style:class="index">
      <style:paragraph-properties fo:margin-left="2.963cm" fo:margin-right="0cm" fo:margin-top="0.21cm" fo:margin-bottom="0.21cm" fo:hyphenation-ladder-count="no-limit" fo:text-indent="0cm" style:auto-text-indent="false"/>
      <style:text-properties fo:color="#000000" fo:language="en" fo:country="AU" fo:hyphenate="false" fo:hyphenation-remain-char-count="2" fo:hyphenation-push-char-count="2"/>
    </style:style>
    <style:style style:name="Contents_20_9" style:display-name="Contents 9" style:family="paragraph" style:parent-style-name="Contents_20_1" style:next-style-name="Standard" style:class="index">
      <style:paragraph-properties fo:margin-left="3.387cm" fo:margin-right="0cm" fo:margin-top="0.21cm" fo:margin-bottom="0.21cm" fo:hyphenation-ladder-count="no-limit" fo:text-indent="0cm" style:auto-text-indent="false"/>
      <style:text-properties fo:color="#000000" fo:language="en" fo:country="AU" fo:hyphenate="false" fo:hyphenation-remain-char-count="2" fo:hyphenation-push-char-count="2"/>
    </style:style>
    <style:style style:name="Title" style:family="paragraph" style:parent-style-name="p" style:next-style-name="p" style:class="chapter">
      <style:paragraph-properties fo:margin-top="0.423cm" fo:margin-bottom="0.106cm"/>
      <style:text-properties style:font-name="Helvetica" fo:font-size="20pt" fo:font-weight="bold" style:letter-kerning="true" style:font-size-asian="20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_20__28_Web_29_" style:display-name="Normal (Web)" style:family="paragraph" style:parent-style-name="Standard">
      <style:paragraph-properties fo:margin-top="0.176cm" fo:margin-bottom="0.176cm"/>
      <style:text-properties fo:color="#000000"/>
    </style:style>
    <style:style style:name="p" style:family="paragraph" style:parent-style-name="Standard">
      <style:paragraph-properties fo:margin-top="0.21cm" fo:margin-bottom="0.21cm" fo:hyphenation-ladder-count="no-limit"/>
      <style:text-properties fo:color="#000000" fo:language="en" fo:country="AU" fo:hyphenate="false" fo:hyphenation-remain-char-count="2" fo:hyphenation-push-char-count="2"/>
    </style:style>
    <style:style style:name="li1p" style:family="paragraph" style:parent-style-name="p">
      <style:paragraph-properties fo:margin-left="0.6cm" fo:margin-right="0cm" fo:text-indent="0cm" style:auto-text-indent="false"/>
    </style:style>
    <style:style style:name="li1a" style:family="paragraph" style:parent-style-name="p" style:list-style-name="WW8Num19">
      <style:paragraph-properties fo:margin-left="0cm" fo:margin-right="0cm" fo:text-indent="0cm" style:auto-text-indent="false"/>
    </style:style>
    <style:style style:name="li5p" style:family="paragraph" style:parent-style-name="p">
      <style:paragraph-properties fo:margin-left="3cm" fo:margin-right="0cm" fo:text-indent="0cm" style:auto-text-indent="false"/>
    </style:style>
    <style:style style:name="li5a" style:family="paragraph" style:parent-style-name="p" style:list-style-name="WW8Num19">
      <style:paragraph-properties fo:margin-left="0cm" fo:margin-right="0cm" fo:text-indent="0cm" style:auto-text-indent="false"/>
    </style:style>
    <style:style style:name="li2p" style:family="paragraph" style:parent-style-name="p">
      <style:paragraph-properties fo:margin-left="1.199cm" fo:margin-right="0cm" fo:text-indent="0cm" style:auto-text-indent="false"/>
    </style:style>
    <style:style style:name="li2a" style:family="paragraph" style:parent-style-name="p" style:list-style-name="WW8Num19">
      <style:paragraph-properties fo:margin-left="0cm" fo:margin-right="0cm" fo:text-indent="0cm" style:auto-text-indent="false"/>
    </style:style>
    <style:style style:name="li3p" style:family="paragraph" style:parent-style-name="li2p">
      <style:paragraph-properties fo:margin-left="1.801cm" fo:margin-right="0cm" fo:text-indent="0cm" style:auto-text-indent="false"/>
    </style:style>
    <style:style style:name="li3a" style:family="paragraph" style:parent-style-name="p" style:list-style-name="WW8Num19">
      <style:paragraph-properties fo:margin-left="0cm" fo:margin-right="0cm" fo:text-indent="0cm" style:auto-text-indent="false"/>
    </style:style>
    <style:style style:name="li4p" style:family="paragraph" style:parent-style-name="p">
      <style:paragraph-properties fo:margin-left="2.401cm" fo:margin-right="0cm" fo:text-indent="0cm" style:auto-text-indent="false"/>
    </style:style>
    <style:style style:name="li4a" style:family="paragraph" style:parent-style-name="p" style:list-style-name="WW8Num19">
      <style:paragraph-properties fo:margin-left="0cm" fo:margin-right="0cm" fo:text-indent="0cm" style:auto-text-indent="false"/>
      <style:text-properties fo:language="en" fo:country="GB"/>
    </style:style>
    <style:style style:name="h1" style:family="paragraph" style:parent-style-name="p" style:next-style-name="p">
      <style:paragraph-properties fo:margin-top="1.3cm" fo:margin-bottom="0.49cm" fo:keep-with-next="always"/>
      <style:text-properties style:font-name="Helvetica-Narrow" fo:font-size="16pt" fo:font-weight="bold" style:font-size-asian="16pt" style:font-weight-asian="bold"/>
    </style:style>
    <style:style style:name="h1n" style:family="paragraph" style:parent-style-name="h1" style:next-style-name="p" style:default-outline-level="1">
      <style:paragraph-properties fo:margin-left="0cm" fo:margin-right="0cm" fo:text-indent="0cm" style:auto-text-indent="false"/>
    </style:style>
    <style:style style:name="h2" style:family="paragraph" style:parent-style-name="h1" style:next-style-name="p">
      <style:paragraph-properties fo:margin-top="0.921cm" fo:margin-bottom="0.349cm"/>
      <style:text-properties fo:font-size="15pt" style:font-size-asian="15pt"/>
    </style:style>
    <style:style style:name="h2n" style:family="paragraph" style:parent-style-name="h2" style:next-style-name="p" style:default-outline-level="2">
      <style:paragraph-properties fo:margin-left="0cm" fo:margin-right="0cm" fo:text-indent="0cm" style:auto-text-indent="false"/>
    </style:style>
    <style:style style:name="h3" style:family="paragraph" style:parent-style-name="h1" style:next-style-name="p">
      <style:paragraph-properties fo:margin-top="0.64cm" fo:margin-bottom="0.49cm"/>
      <style:text-properties fo:font-size="14pt" style:font-size-asian="14pt"/>
    </style:style>
    <style:style style:name="h3n" style:family="paragraph" style:parent-style-name="h3" style:next-style-name="p" style:default-outline-level="3">
      <style:paragraph-properties fo:margin-left="0cm" fo:margin-right="0cm" fo:text-indent="0cm" style:auto-text-indent="false"/>
    </style:style>
    <style:style style:name="h4" style:family="paragraph" style:parent-style-name="h1" style:next-style-name="p">
      <style:paragraph-properties fo:margin-top="0.42cm" fo:margin-bottom="0cm"/>
      <style:text-properties fo:font-size="13pt" style:font-size-asian="13pt"/>
    </style:style>
    <style:style style:name="h4n" style:family="paragraph" style:parent-style-name="h4" style:next-style-name="p" style:default-outline-level="4">
      <style:paragraph-properties fo:margin-left="0cm" fo:margin-right="0cm" fo:text-indent="0cm" style:auto-text-indent="false"/>
    </style:style>
    <style:style style:name="h5" style:family="paragraph" style:parent-style-name="h1" style:next-style-name="p">
      <style:paragraph-properties fo:margin-top="0.42cm" fo:margin-bottom="0cm"/>
      <style:text-properties fo:font-size="12pt" fo:font-style="italic" style:font-size-asian="12pt" style:font-style-asian="italic"/>
    </style:style>
    <style:style style:name="h5n" style:family="paragraph" style:parent-style-name="h5" style:next-style-name="p" style:default-outline-level="5">
      <style:paragraph-properties fo:margin-left="0cm" fo:margin-right="0cm" fo:text-indent="0cm" style:auto-text-indent="false"/>
    </style:style>
    <style:style style:name="bq1" style:family="paragraph" style:parent-style-name="li1p">
      <style:text-properties fo:font-style="italic" style:font-style-asian="italic"/>
    </style:style>
    <style:style style:name="bq2" style:family="paragraph" style:parent-style-name="bq1">
      <style:paragraph-properties fo:margin-left="1.199cm" fo:margin-right="0cm" fo:text-indent="0cm" style:auto-text-indent="false"/>
    </style:style>
    <style:style style:name="bq3" style:family="paragraph" style:parent-style-name="bq2">
      <style:paragraph-properties fo:margin-left="1.801cm" fo:margin-right="0cm" fo:text-indent="0cm" style:auto-text-indent="false"/>
    </style:style>
    <style:style style:name="bq4" style:family="paragraph" style:parent-style-name="bq3">
      <style:paragraph-properties fo:margin-left="2.401cm" fo:margin-right="0cm" fo:text-indent="0cm" style:auto-text-indent="false"/>
    </style:style>
    <style:style style:name="Hidden" style:family="paragraph" style:parent-style-name="p">
      <style:text-properties fo:color="#993366" text:display="true"/>
    </style:style>
    <style:style style:name="Header_20_Body" style:display-name="Header Body" style:family="paragraph" style:parent-style-name="Header" style:list-style-name="WW8Num23">
      <style:paragraph-properties fo:margin-left="-1.201cm" fo:margin-right="3.921cm" fo:text-indent="0cm" style:auto-text-indent="false" fo:padding="0cm" fo:border="none">
        <style:tab-stops>
          <style:tab-stop style:position="1.836cm"/>
        </style:tab-stops>
      </style:paragraph-properties>
      <style:text-properties style:font-name="Arial Narrow"/>
    </style:style>
    <style:style style:name="Header_20_Address" style:display-name="Header Address" style:family="paragraph" style:parent-style-name="Standard">
      <style:paragraph-properties fo:margin-top="0.21cm" fo:margin-bottom="0.21cm"/>
      <style:text-properties fo:color="#000000" style:font-name="Arial Narrow" fo:font-size="9pt" style:font-size-asian="9pt"/>
    </style:style>
    <style:style style:name="Head_20_C" style:display-name="Head C" style:family="paragraph">
      <style:paragraph-properties fo:margin-left="1.199cm" fo:margin-right="0cm" fo:margin-top="0.199cm" fo:margin-bottom="0.21cm" fo:orphans="2" fo:widows="2" fo:text-indent="-1.199cm" style:auto-text-indent="false" style:text-autospace="none"/>
      <style:text-properties fo:color="#000000" style:font-name="Times" fo:font-size="18pt" fo:language="en" fo:country="US" fo:font-style="italic" fo:font-weight="bold" style:font-name-asian="Times New Roman" style:font-size-asian="18pt" style:font-style-asian="italic" style:font-weight-asian="bold" style:font-name-complex="Times New Roman" style:font-size-complex="10pt" style:language-complex="ar" style:country-complex="SA"/>
    </style:style>
    <style:style style:name="Head_20_B" style:display-name="Head B" style:family="paragraph" style:parent-style-name="Head_20_C" style:next-style-name="Head_20_C">
      <style:paragraph-properties fo:margin-top="0.801cm" fo:margin-bottom="0.199cm"/>
      <style:text-properties fo:color="#000000" fo:font-size="24pt" style:font-size-asian="24pt"/>
    </style:style>
    <style:style style:name="li5_23_" style:display-name="li5#" style:family="paragraph" style:parent-style-name="p"/>
    <style:style style:name="Heading2" style:family="paragraph" style:parent-style-name="Standard">
      <style:paragraph-properties fo:text-align="center" style:justify-single-word="false"/>
      <style:text-properties fo:color="#000000" style:font-name="Arial" fo:font-size="14pt" fo:language="en" fo:country="AU" fo:font-weight="bold" style:font-name-asian="Times" style:font-size-asian="14pt" style:font-weight-asian="bold"/>
    </style:style>
    <style:style style:name="Comment_20_Text" style:display-name="Comment Text" style:family="paragraph" style:parent-style-name="Standard">
      <style:text-properties fo:font-size="10pt" style:font-size-asian="10pt"/>
    </style:style>
    <style:style style:name="H-Objectives" style:family="paragraph" style:parent-style-name="Standard">
      <style:paragraph-properties fo:margin-top="0.635cm" fo:margin-bottom="0.21cm" fo:hyphenation-ladder-count="no-limit" fo:keep-with-next="always"/>
      <style:text-properties fo:color="#000000" style:font-name="Arial" fo:font-size="14pt" fo:language="en" fo:country="AU" fo:font-weight="bold" style:font-size-asian="14pt" style:font-weight-asian="bold" fo:hyphenate="false" fo:hyphenation-remain-char-count="2" fo:hyphenation-push-char-count="2"/>
    </style:style>
    <style:style style:name="H-Reading" style:family="paragraph" style:parent-style-name="Standard">
      <style:paragraph-properties fo:margin-top="0.635cm" fo:margin-bottom="0.21cm" fo:hyphenation-ladder-count="no-limit" fo:keep-with-next="always"/>
      <style:text-properties fo:color="#000000" style:font-name="Arial" fo:font-size="14pt" fo:language="en" fo:country="AU" fo:font-weight="bold" style:font-size-asian="14pt" style:font-weight-asian="bold" fo:hyphenate="false" fo:hyphenation-remain-char-count="2" fo:hyphenation-push-char-count="2"/>
    </style:style>
    <style:style style:name="H-Quote" style:family="paragraph" style:parent-style-name="Standard">
      <style:paragraph-properties fo:margin-top="0.635cm" fo:margin-bottom="0.21cm" fo:hyphenation-ladder-count="no-limit" fo:keep-with-next="always"/>
      <style:text-properties fo:color="#000000" style:font-name="Arial" fo:font-size="14pt" fo:language="en" fo:country="AU" fo:font-weight="bold" style:font-size-asian="14pt" style:font-weight-asian="bold" fo:hyphenate="false" fo:hyphenation-remain-char-count="2" fo:hyphenation-push-char-count="2"/>
    </style:style>
    <style:style style:name="H-Reflection" style:family="paragraph" style:parent-style-name="Standard">
      <style:paragraph-properties fo:margin-top="0.635cm" fo:margin-bottom="0.21cm" fo:hyphenation-ladder-count="no-limit" fo:keep-with-next="always"/>
      <style:text-properties fo:color="#000000" style:font-name="Arial" fo:font-size="14pt" fo:language="en" fo:country="AU" fo:font-weight="bold" style:font-size-asian="14pt" style:font-weight-asian="bold" fo:hyphenate="false" fo:hyphenation-remain-char-count="2" fo:hyphenation-push-char-count="2"/>
    </style:style>
    <style:style style:name="H-Web" style:family="paragraph" style:parent-style-name="Standard">
      <style:paragraph-properties fo:margin-top="0.635cm" fo:margin-bottom="0.21cm" fo:hyphenation-ladder-count="no-limit" fo:keep-with-next="always"/>
      <style:text-properties fo:color="#000000" style:font-name="Arial" fo:font-size="14pt" fo:language="en" fo:country="AU" fo:font-weight="bold" style:font-size-asian="14pt" style:font-weight-asian="bold" fo:hyphenate="false" fo:hyphenation-remain-char-count="2" fo:hyphenation-push-char-count="2"/>
    </style:style>
    <style:style style:name="Document_20_Map" style:display-name="Document Map" style:family="paragraph" style:parent-style-name="Standard">
      <style:paragraph-properties fo:background-color="#000080">
        <style:background-image/>
      </style:paragraph-properties>
      <style:text-properties style:font-name="Tahoma"/>
    </style:style>
    <style:style style:name="pre1" style:family="paragraph" style:parent-style-name="li1p">
      <style:text-properties fo:color="#003366" style:font-name="Courier New" fo:font-size="10pt" style:font-size-asian="10pt"/>
    </style:style>
    <style:style style:name="pre2" style:family="paragraph" style:parent-style-name="li2p">
      <style:text-properties fo:color="#003366" style:font-name="Courier New" fo:font-size="10pt" style:font-size-asian="10pt"/>
    </style:style>
    <style:style style:name="pre3" style:family="paragraph" style:parent-style-name="li3p">
      <style:text-properties fo:color="#003366" style:font-name="Courier New" fo:font-size="10pt" style:font-size-asian="10pt"/>
    </style:style>
    <style:style style:name="pre5" style:family="paragraph" style:parent-style-name="li5p">
      <style:text-properties fo:color="#003366" style:font-name="Courier New" fo:font-size="10pt" style:font-size-asian="10pt"/>
    </style:style>
    <style:style style:name="li1A" style:family="paragraph" style:parent-style-name="p" style:list-style-name="WW8Num22">
      <style:paragraph-properties fo:margin-left="0cm" fo:margin-right="0cm" fo:text-indent="0cm" style:auto-text-indent="false"/>
    </style:style>
    <style:style style:name="li2A" style:family="paragraph" style:parent-style-name="p" style:list-style-name="WW8Num22">
      <style:paragraph-properties fo:margin-left="0cm" fo:margin-right="0cm" fo:text-indent="0cm" style:auto-text-indent="false"/>
    </style:style>
    <style:style style:name="li3A" style:family="paragraph" style:parent-style-name="p" style:list-style-name="WW8Num22">
      <style:paragraph-properties fo:margin-left="0cm" fo:margin-right="0cm" fo:text-indent="0cm" style:auto-text-indent="false"/>
    </style:style>
    <style:style style:name="li4A" style:family="paragraph" style:parent-style-name="p" style:list-style-name="WW8Num22">
      <style:paragraph-properties fo:margin-left="0cm" fo:margin-right="0cm" fo:text-indent="0cm" style:auto-text-indent="false"/>
    </style:style>
    <style:style style:name="li5A" style:family="paragraph" style:parent-style-name="p" style:list-style-name="WW8Num22">
      <style:paragraph-properties fo:margin-left="0cm" fo:margin-right="0cm" fo:text-indent="0cm" style:auto-text-indent="false"/>
    </style:style>
    <style:style style:name="li1i" style:family="paragraph" style:parent-style-name="p" style:list-style-name="WW8Num12">
      <style:paragraph-properties fo:margin-left="0cm" fo:margin-right="0cm" fo:text-indent="0cm" style:auto-text-indent="false"/>
    </style:style>
    <style:style style:name="li2i" style:family="paragraph" style:parent-style-name="p" style:list-style-name="WW8Num12">
      <style:paragraph-properties fo:margin-left="0cm" fo:margin-right="0cm" fo:text-indent="0cm" style:auto-text-indent="false"/>
    </style:style>
    <style:style style:name="li3i" style:family="paragraph" style:parent-style-name="p" style:list-style-name="WW8Num12">
      <style:paragraph-properties fo:margin-left="0cm" fo:margin-right="0cm" fo:text-indent="0cm" style:auto-text-indent="false"/>
    </style:style>
    <style:style style:name="li4i" style:family="paragraph" style:parent-style-name="p" style:list-style-name="WW8Num12">
      <style:paragraph-properties fo:margin-left="0cm" fo:margin-right="0cm" fo:text-indent="0cm" style:auto-text-indent="false"/>
    </style:style>
    <style:style style:name="li5i" style:family="paragraph" style:parent-style-name="p" style:list-style-name="WW8Num12">
      <style:paragraph-properties fo:margin-left="0cm" fo:margin-right="0cm" fo:text-indent="0cm" style:auto-text-indent="false"/>
    </style:style>
    <style:style style:name="li1I" style:family="paragraph" style:parent-style-name="p" style:list-style-name="WW8Num20">
      <style:paragraph-properties fo:margin-left="0cm" fo:margin-right="0cm" fo:text-indent="0cm" style:auto-text-indent="false"/>
    </style:style>
    <style:style style:name="li2I" style:family="paragraph" style:parent-style-name="p" style:list-style-name="WW8Num20">
      <style:paragraph-properties fo:margin-left="0cm" fo:margin-right="0cm" fo:text-indent="0cm" style:auto-text-indent="false"/>
    </style:style>
    <style:style style:name="li3I" style:family="paragraph" style:parent-style-name="p" style:list-style-name="WW8Num20">
      <style:paragraph-properties fo:margin-left="0cm" fo:margin-right="0cm" fo:text-indent="0cm" style:auto-text-indent="false"/>
    </style:style>
    <style:style style:name="li4I" style:family="paragraph" style:parent-style-name="p" style:list-style-name="WW8Num20">
      <style:paragraph-properties fo:margin-left="0cm" fo:margin-right="0cm" fo:text-indent="0cm" style:auto-text-indent="false"/>
    </style:style>
    <style:style style:name="li5I" style:family="paragraph" style:parent-style-name="p" style:list-style-name="WW8Num20">
      <style:paragraph-properties fo:margin-left="0cm" fo:margin-right="0cm" fo:text-indent="0cm" style:auto-text-indent="false"/>
    </style:style>
    <style:style style:name="li1n" style:family="paragraph" style:parent-style-name="p" style:list-style-name="WW8Num21">
      <style:paragraph-properties fo:margin-left="0cm" fo:margin-right="0cm" fo:text-indent="0cm" style:auto-text-indent="false"/>
    </style:style>
    <style:style style:name="li2n" style:family="paragraph" style:parent-style-name="p" style:list-style-name="WW8Num21">
      <style:paragraph-properties fo:margin-left="0cm" fo:margin-right="0cm" fo:text-indent="0cm" style:auto-text-indent="false"/>
    </style:style>
    <style:style style:name="li3n" style:family="paragraph" style:parent-style-name="p" style:list-style-name="WW8Num21">
      <style:paragraph-properties fo:margin-left="0cm" fo:margin-right="0cm" fo:text-indent="0cm" style:auto-text-indent="false"/>
    </style:style>
    <style:style style:name="li4n" style:family="paragraph" style:parent-style-name="p" style:list-style-name="WW8Num21">
      <style:paragraph-properties fo:margin-left="0cm" fo:margin-right="0cm" fo:text-indent="0cm" style:auto-text-indent="false"/>
    </style:style>
    <style:style style:name="li5n" style:family="paragraph" style:parent-style-name="p" style:list-style-name="WW8Num21">
      <style:paragraph-properties fo:margin-left="0cm" fo:margin-right="0cm" fo:text-indent="0cm" style:auto-text-indent="false"/>
    </style:style>
    <style:style style:name="li1b" style:family="paragraph" style:parent-style-name="p" style:list-style-name="WW8Num16">
      <style:paragraph-properties fo:margin-left="0cm" fo:margin-right="0cm" fo:text-indent="0cm" style:auto-text-indent="false"/>
    </style:style>
    <style:style style:name="li2b" style:family="paragraph" style:parent-style-name="p" style:list-style-name="WW8Num16">
      <style:paragraph-properties fo:margin-left="0cm" fo:margin-right="0cm" fo:text-indent="0cm" style:auto-text-indent="false"/>
    </style:style>
    <style:style style:name="li3b" style:family="paragraph" style:parent-style-name="p" style:list-style-name="WW8Num16">
      <style:paragraph-properties fo:margin-left="0cm" fo:margin-right="0cm" fo:text-indent="0cm" style:auto-text-indent="false"/>
    </style:style>
    <style:style style:name="li4b" style:family="paragraph" style:parent-style-name="p" style:list-style-name="WW8Num16">
      <style:paragraph-properties fo:margin-left="0cm" fo:margin-right="0cm" fo:text-indent="0cm" style:auto-text-indent="false"/>
    </style:style>
    <style:style style:name="li5b" style:family="paragraph" style:parent-style-name="p" style:list-style-name="WW8Num16">
      <style:paragraph-properties fo:margin-left="0cm" fo:margin-right="0cm" fo:text-indent="0cm" style:auto-text-indent="false"/>
    </style:style>
    <style:style style:name="bq5" style:family="paragraph" style:parent-style-name="bq4">
      <style:paragraph-properties fo:margin-left="3cm" fo:margin-right="0cm" fo:text-indent="0cm" style:auto-text-indent="false"/>
    </style:style>
    <style:style style:name="bq5source" style:family="paragraph" style:parent-style-name="bq5">
      <style:text-properties fo:font-style="normal" fo:font-weight="bold" style:font-style-asian="normal" style:font-weight-asian="bold"/>
    </style:style>
    <style:style style:name="bq4source" style:family="paragraph" style:parent-style-name="bq5source">
      <style:paragraph-properties fo:margin-left="2.401cm" fo:margin-right="0cm" fo:text-indent="0cm" style:auto-text-indent="false"/>
    </style:style>
    <style:style style:name="bq3source" style:family="paragraph" style:parent-style-name="bq3">
      <style:text-properties fo:font-style="normal" fo:font-weight="bold" style:font-style-asian="normal" style:font-weight-asian="bold"/>
    </style:style>
    <style:style style:name="bq1source" style:family="paragraph" style:parent-style-name="bq1">
      <style:text-properties fo:font-style="normal" fo:font-weight="bold" style:font-style-asian="normal" style:font-weight-asian="bold"/>
    </style:style>
    <style:style style:name="bq2source" style:family="paragraph" style:parent-style-name="bq2">
      <style:text-properties fo:font-style="normal" fo:font-weight="bold" style:font-style-asian="normal" style:font-weight-asian="bold"/>
    </style:style>
    <style:style style:name="dd1" style:family="paragraph" style:parent-style-name="Standard">
      <style:paragraph-properties fo:margin-left="0.6cm" fo:margin-right="0cm" fo:margin-top="0.21cm" fo:margin-bottom="0.21cm" fo:orphans="0" fo:widows="0" fo:hyphenation-ladder-count="no-limit" fo:text-indent="0cm" style:auto-text-indent="false" text:number-lines="false" text:line-number="0"/>
      <style:text-properties fo:color="#000000" style:font-name="Times" style:font-name-asian="Lucida Sans Unicode" style:font-size-complex="12pt" style:font-style-complex="italic" fo:hyphenate="false" fo:hyphenation-remain-char-count="2" fo:hyphenation-push-char-count="2"/>
    </style:style>
    <style:style style:name="dd2" style:family="paragraph" style:parent-style-name="Standard">
      <style:paragraph-properties fo:margin-left="1.199cm" fo:margin-right="0cm" fo:margin-top="0.21cm" fo:margin-bottom="0.21cm" fo:orphans="0" fo:widows="0" fo:hyphenation-ladder-count="no-limit" fo:text-indent="0cm" style:auto-text-indent="false" text:number-lines="false" text:line-number="0"/>
      <style:text-properties fo:color="#000000" style:font-name="Times" style:font-name-asian="Lucida Sans Unicode" style:font-size-complex="12pt" style:font-style-complex="italic" fo:hyphenate="false" fo:hyphenation-remain-char-count="2" fo:hyphenation-push-char-count="2"/>
    </style:style>
    <style:style style:name="dd3" style:family="paragraph" style:parent-style-name="Standard">
      <style:paragraph-properties fo:margin-left="1.799cm" fo:margin-right="0cm" fo:margin-top="0.21cm" fo:margin-bottom="0.21cm" fo:orphans="0" fo:widows="0" fo:hyphenation-ladder-count="no-limit" fo:text-indent="0cm" style:auto-text-indent="false" text:number-lines="false" text:line-number="0"/>
      <style:text-properties fo:color="#000000" style:font-name="Times" style:font-name-asian="Lucida Sans Unicode" style:font-size-complex="12pt" style:font-style-complex="italic" fo:hyphenate="false" fo:hyphenation-remain-char-count="2" fo:hyphenation-push-char-count="2"/>
    </style:style>
    <style:style style:name="dd4" style:family="paragraph" style:parent-style-name="Standard">
      <style:paragraph-properties fo:margin-left="2.401cm" fo:margin-right="0cm" fo:margin-top="0.21cm" fo:margin-bottom="0.21cm" fo:orphans="0" fo:widows="0" fo:hyphenation-ladder-count="no-limit" fo:text-indent="0cm" style:auto-text-indent="false" text:number-lines="false" text:line-number="0"/>
      <style:text-properties fo:color="#000000" style:font-name="Times" style:font-name-asian="Lucida Sans Unicode" style:font-size-complex="12pt" style:font-style-complex="italic" fo:hyphenate="false" fo:hyphenation-remain-char-count="2" fo:hyphenation-push-char-count="2"/>
    </style:style>
    <style:style style:name="dd5" style:family="paragraph" style:parent-style-name="Standard">
      <style:paragraph-properties fo:margin-left="3cm" fo:margin-right="0cm" fo:margin-top="0.21cm" fo:margin-bottom="0.21cm" fo:orphans="0" fo:widows="0" fo:hyphenation-ladder-count="no-limit" fo:text-indent="0cm" style:auto-text-indent="false" text:number-lines="false" text:line-number="0"/>
      <style:text-properties fo:color="#000000" style:font-name="Times" style:font-name-asian="Lucida Sans Unicode" style:font-size-complex="12pt" style:font-style-complex="italic" fo:hyphenate="false" fo:hyphenation-remain-char-count="2" fo:hyphenation-push-char-count="2"/>
    </style:style>
    <style:style style:name="dt1" style:family="paragraph" style:parent-style-name="Standard" style:next-style-name="dd1">
      <style:paragraph-properties fo:margin-top="0.21cm" fo:margin-bottom="0.21cm" fo:orphans="0" fo:widows="0" fo:hyphenation-ladder-count="no-limit" text:number-lines="false" text:line-number="0"/>
      <style:text-properties fo:color="#000000" style:font-name="Times" fo:font-weight="bold" style:font-name-asian="Lucida Sans Unicode" style:font-weight-asian="bold" style:font-size-complex="12pt" style:font-style-complex="italic" fo:hyphenate="false" fo:hyphenation-remain-char-count="2" fo:hyphenation-push-char-count="2"/>
    </style:style>
    <style:style style:name="dt2" style:family="paragraph" style:parent-style-name="Standard" style:next-style-name="dd2">
      <style:paragraph-properties fo:margin-left="0.6cm" fo:margin-right="0cm" fo:margin-top="0.21cm" fo:margin-bottom="0.21cm" fo:orphans="0" fo:widows="0" fo:hyphenation-ladder-count="no-limit" fo:text-indent="0cm" style:auto-text-indent="false" text:number-lines="false" text:line-number="0"/>
      <style:text-properties fo:color="#000000" style:font-name="Times" fo:font-weight="bold" style:font-name-asian="Lucida Sans Unicode" style:font-weight-asian="bold" style:font-size-complex="12pt" style:font-style-complex="italic" fo:hyphenate="false" fo:hyphenation-remain-char-count="2" fo:hyphenation-push-char-count="2"/>
    </style:style>
    <style:style style:name="dt3" style:family="paragraph" style:parent-style-name="Standard" style:next-style-name="dd3">
      <style:paragraph-properties fo:margin-left="1.199cm" fo:margin-right="0cm" fo:margin-top="0.21cm" fo:margin-bottom="0.21cm" fo:orphans="0" fo:widows="0" fo:hyphenation-ladder-count="no-limit" fo:text-indent="0cm" style:auto-text-indent="false" text:number-lines="false" text:line-number="0"/>
      <style:text-properties fo:color="#000000" style:font-name="Times" fo:font-weight="bold" style:font-name-asian="Lucida Sans Unicode" style:font-weight-asian="bold" style:font-size-complex="12pt" style:font-style-complex="italic" fo:hyphenate="false" fo:hyphenation-remain-char-count="2" fo:hyphenation-push-char-count="2"/>
    </style:style>
    <style:style style:name="dt4" style:family="paragraph" style:parent-style-name="Standard" style:next-style-name="dd4">
      <style:paragraph-properties fo:margin-left="1.799cm" fo:margin-right="0cm" fo:margin-top="0.21cm" fo:margin-bottom="0.21cm" fo:orphans="0" fo:widows="0" fo:hyphenation-ladder-count="no-limit" fo:text-indent="0cm" style:auto-text-indent="false" text:number-lines="false" text:line-number="0"/>
      <style:text-properties fo:color="#000000" style:font-name="Times" fo:font-weight="bold" style:font-name-asian="Lucida Sans Unicode" style:font-weight-asian="bold" style:font-size-complex="12pt" style:font-style-complex="italic" fo:hyphenate="false" fo:hyphenation-remain-char-count="2" fo:hyphenation-push-char-count="2"/>
    </style:style>
    <style:style style:name="dt5" style:family="paragraph" style:parent-style-name="Standard" style:next-style-name="dd5">
      <style:paragraph-properties fo:margin-left="2.401cm" fo:margin-right="0cm" fo:margin-top="0.21cm" fo:margin-bottom="0.21cm" fo:orphans="0" fo:widows="0" fo:hyphenation-ladder-count="no-limit" fo:text-indent="0cm" style:auto-text-indent="false" text:number-lines="false" text:line-number="0"/>
      <style:text-properties fo:color="#000000" style:font-name="Times" fo:font-weight="bold" style:font-name-asian="Lucida Sans Unicode" style:font-weight-asian="bold" style:font-size-complex="12pt" style:font-style-complex="italic" fo:hyphenate="false" fo:hyphenation-remain-char-count="2" fo:hyphenation-push-char-count="2"/>
    </style:style>
    <style:style style:name="p-center" style:family="paragraph" style:parent-style-name="p">
      <style:paragraph-properties fo:text-align="center" style:justify-single-word="false"/>
    </style:style>
    <style:style style:name="p-right" style:family="paragraph" style:parent-style-name="p-center">
      <style:paragraph-properties fo:text-align="end" style:justify-single-word="false"/>
    </style:style>
    <style:style style:name="B1" style:family="paragraph" style:parent-style-name="Standard">
      <style:paragraph-properties fo:margin-top="0.212cm" fo:margin-bottom="0cm" fo:hyphenation-ladder-count="no-limit"/>
      <style:text-properties fo:color="#000000" fo:font-size="12pt" fo:language="en" fo:country="AU" style:font-size-asian="12pt" fo:hyphenate="false" fo:hyphenation-remain-char-count="2" fo:hyphenation-push-char-count="2"/>
    </style:style>
    <style:style style:name="H2" style:family="paragraph" style:parent-style-name="Standard" style:next-style-name="B1">
      <style:paragraph-properties fo:margin-top="0.212cm" fo:margin-bottom="0.212cm" fo:hyphenation-ladder-count="no-limit">
        <style:tab-stops>
          <style:tab-stop style:position="1cm"/>
          <style:tab-stop style:position="2cm"/>
          <style:tab-stop style:position="3cm"/>
          <style:tab-stop style:position="4.001cm"/>
          <style:tab-stop style:position="5.001cm"/>
        </style:tab-stops>
      </style:paragraph-properties>
      <style:text-properties fo:color="#000000" style:font-name="Arial" fo:font-size="14pt" fo:letter-spacing="0.004cm" fo:language="en" fo:country="AU" fo:font-weight="bold" style:font-size-asian="14pt" style:font-weight-asian="bold" fo:hyphenate="false" fo:hyphenation-remain-char-count="2" fo:hyphenation-push-char-count="2"/>
    </style:style>
    <style:style style:name="zH2" style:family="paragraph" style:parent-style-name="H2">
      <style:paragraph-properties fo:margin-top="0.212cm" fo:margin-bottom="0cm"/>
      <style:text-properties fo:font-weight="normal" style:font-weight-asian="normal"/>
    </style:style>
    <style:style style:name="zH1_3a_Contents" style:display-name="zH1:Contents" style:family="paragraph" style:parent-style-name="Standard">
      <style:paragraph-properties fo:margin-top="0.706cm" fo:margin-bottom="0.706cm" fo:text-align="center" style:justify-single-word="false"/>
      <style:text-properties fo:color="#000000" style:font-name="Arial" fo:font-size="16pt" fo:font-weight="bold" style:font-size-asian="16pt" style:font-weight-asian="bold"/>
    </style:style>
    <style:style style:name="pre4" style:family="paragraph" style:parent-style-name="li4p">
      <style:text-properties fo:color="#003366" style:font-name="Courier New" fo:font-size="10pt" style:font-size-asian="10pt"/>
    </style:style>
    <style:style style:name="h-casestudy" style:family="paragraph" style:parent-style-name="Heading_20_6">
      <style:paragraph-properties fo:margin-top="0cm" fo:margin-bottom="0cm" fo:keep-together="always" fo:orphans="0" fo:widows="0" fo:hyphenation-ladder-count="no-limit" fo:padding-left="0cm" fo:padding-right="0cm" fo:padding-top="0cm" fo:padding-bottom="0.035cm" fo:border-left="none" fo:border-right="none" fo:border-top="none" fo:border-bottom="0.002cm solid #000000" fo:keep-with-next="always" text:number-lines="false" text:line-number="0"/>
      <style:text-properties fo:color="#000000" style:font-name="Helvetica-Narrow" fo:font-size="16pt" fo:font-weight="normal" style:font-name-asian="Lucida Sans Unicode" style:font-size-asian="16pt" style:font-weight-asian="normal" style:font-size-complex="9pt" fo:hyphenate="false" fo:hyphenation-remain-char-count="2" fo:hyphenation-push-char-count="2"/>
    </style:style>
    <style:style style:name="h-reflection" style:family="paragraph" style:parent-style-name="h-casestudy"/>
    <style:style style:name="h-reading" style:family="paragraph" style:parent-style-name="Standard">
      <style:paragraph-properties fo:keep-together="always" fo:orphans="0" fo:widows="0" fo:hyphenation-ladder-count="no-limit" fo:padding-left="0cm" fo:padding-right="0cm" fo:padding-top="0cm" fo:padding-bottom="0.035cm" fo:border-left="none" fo:border-right="none" fo:border-top="none" fo:border-bottom="0.002cm solid #000000" fo:keep-with-next="always" text:number-lines="false" text:line-number="0"/>
      <style:text-properties fo:color="#000000" style:font-name="Helvetica-Narrow" fo:font-size="16pt" style:font-name-asian="Lucida Sans Unicode" style:font-size-asian="16pt" style:font-size-complex="9pt" style:font-weight-complex="bold" fo:hyphenate="false" fo:hyphenation-remain-char-count="2" fo:hyphenation-push-char-count="2"/>
    </style:style>
    <style:style style:name="h-note" style:family="paragraph" style:parent-style-name="h-casestudy"/>
    <style:style style:name="title" style:family="paragraph" style:parent-style-name="p" style:next-style-name="p">
      <style:paragraph-properties fo:margin-top="0cm" fo:margin-bottom="0.501cm"/>
      <style:text-properties style:font-name="Helvetica-Narrow" fo:font-size="20pt" fo:font-weight="bold" style:font-size-asian="20pt" style:font-weight-asian="bold"/>
    </style:style>
    <style:style style:name="title-chapter" style:family="paragraph" style:parent-style-name="title" style:next-style-name="p"/>
    <style:style style:name="title-book" style:family="paragraph" style:parent-style-name="Title" style:next-style-name="p">
      <style:text-properties fo:font-size="36pt" style:font-size-asian="36pt"/>
    </style:style>
    <style:style style:name="h-discussion" style:family="paragraph" style:parent-style-name="h-casestudy"/>
    <style:style style:name="h-example" style:family="paragraph" style:parent-style-name="h-casestudy"/>
    <style:style style:name="h-exercise" style:family="paragraph" style:parent-style-name="h-casestudy"/>
    <style:style style:name="h-learning" style:family="paragraph" style:parent-style-name="h-casestudy"/>
    <style:style style:name="Title-chapter" style:family="paragraph" style:parent-style-name="Title" style:next-style-name="p">
      <style:paragraph-properties fo:margin-top="0.423cm" fo:margin-bottom="0.501cm"/>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itle-book" style:family="paragraph" style:parent-style-name="Title" style:next-style-name="p">
      <style:text-properties fo:font-size="36pt" style:font-size-asian="36pt"/>
    </style:style>
    <style:style style:name="Page_20_Number" style:display-name="Page Number" style:family="text" style:parent-style-name="Default_20_Paragraph_20_Font">
      <style:text-properties style:font-name="Helvetica" fo:font-size="8pt" fo:font-weight="bold" style:font-size-asian="8pt" style:font-weight-asian="bold"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Wingdings"/>
    </style:style>
    <style:style style:name="WW8Num16z0" style:family="text">
      <style:text-properties style:font-name="Symbol"/>
    </style:style>
    <style:style style:name="WW8Num23z0" style:family="text">
      <style:text-properties style:font-name="Symbol"/>
    </style:style>
    <style:style style:name="Default_20_Paragraph_20_Font" style:display-name="Default Paragraph Font" style:family="text"/>
    <style:style style:name="EUnderline" style:family="text" style:parent-style-name="Default_20_Paragraph_20_Font">
      <style:text-properties style:text-underline-style="solid" style:text-underline-width="auto" style:text-underline-color="font-color"/>
    </style:style>
    <style:style style:name="i-b" style:family="text" style:parent-style-name="Default_20_Paragraph_20_Font">
      <style:text-properties fo:font-weight="bold" style:font-weight-asian="bold" style:font-weight-complex="normal"/>
    </style:style>
    <style:style style:name="i-i" style:family="text" style:parent-style-name="Default_20_Paragraph_20_Font">
      <style:text-properties fo:font-style="italic" style:font-style-asian="italic" style:font-style-complex="normal"/>
    </style:style>
    <style:style style:name="ETitle" style:family="text" style:parent-style-name="Default_20_Paragraph_20_Font">
      <style:text-properties fo:font-weight="bold" style:font-weight-asian="bold" style:font-weight-complex="normal"/>
    </style:style>
    <style:style style:name="Comment_20_Reference" style:display-name="Comment Reference" style:family="text" style:parent-style-name="Default_20_Paragraph_20_Font">
      <style:text-properties fo:font-size="8pt" style:font-size-asian="8pt"/>
    </style:style>
    <style:style style:name="i-code" style:family="text" style:parent-style-name="Default_20_Paragraph_20_Font">
      <style:text-properties fo:color="#0000ff" style:font-name="Courier New" fo:font-size="10pt" style:font-size-asian="10pt" style:font-name-complex="Courier New"/>
    </style:style>
    <style:style style:name="EBold" style:family="text" style:parent-style-name="Default_20_Paragraph_20_Font">
      <style:text-properties fo:font-weight="bold" style:font-weight-asian="bold"/>
    </style:style>
    <style:style style:name="i-sub" style:family="text" style:parent-style-name="Default_20_Paragraph_20_Font">
      <style:text-properties style:text-position="sub 58%" style:font-name="Times New Roman" fo:font-size="11pt" style:font-size-asian="11pt" style:font-size-complex="11pt"/>
    </style:style>
    <style:style style:name="i-sup" style:family="text" style:parent-style-name="Default_20_Paragraph_20_Font">
      <style:text-properties style:text-position="super 58%" style:font-name="Times" fo:font-size="11pt" style:font-size-asian="11pt" style:font-size-complex="11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text:outline-level-style text:level="2" style:num-format="1" text:display-levels="2"/>
      <text:outline-level-style text:level="3" style:num-format="1" text:display-levels="3"/>
      <text:outline-level-style text:level="4" style:num-format="1" text:display-levels="4"/>
      <text:outline-level-style text:level="5" style:num-format="1" text:display-levels="5"/>
      <text:outline-level-style text:level="6" style:num-prefix="(" style:num-suffix=")" style:num-format="i">
        <style:list-level-properties text:space-before="3.175cm" text:min-label-width="0.635cm"/>
      </text:outline-level-style>
      <text:outline-level-style text:level="7" style:num-suffix="." style:num-format="1">
        <style:list-level-properties text:space-before="3.81cm" text:min-label-width="0.635cm"/>
      </text:outline-level-style>
      <text:outline-level-style text:level="8" style:num-suffix="." style:num-format="a" style:num-letter-sync="true">
        <style:list-level-properties text:space-before="4.445cm" text:min-label-width="0.635cm"/>
      </text:outline-level-style>
      <text:outline-level-style text:level="9" style:num-suffix="." style:num-format="i">
        <style:list-level-properties text:space-before="5.08cm" text:min-label-width="0.635cm"/>
      </text:outline-level-style>
      <text:outline-level-style text:level="10" style:num-format="">
        <style:list-level-properties text:min-label-distance="0.381cm"/>
      </text:outline-level-style>
    </text:outline-style>
    <text:list-style style:name="Outline">
      <text:list-level-style-number text:level="1"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format="">
        <style:list-level-properties text:min-label-distance="0.381cm"/>
      </text:list-level-style-number>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min-label-width="1cm"/>
        <style:text-properties style:font-name="Wingdings"/>
      </text:list-level-style-bullet>
      <text:list-level-style-bullet text:level="2" text:style-name="WW8Num11z0" style:num-suffix="." text:bullet-char="">
        <style:list-level-properties text:space-before="1cm" text:min-label-width="1cm"/>
        <style:text-properties style:font-name="Wingdings"/>
      </text:list-level-style-bullet>
      <text:list-level-style-bullet text:level="3" text:style-name="WW8Num11z0" style:num-suffix="." text:bullet-char="">
        <style:list-level-properties text:space-before="2cm" text:min-label-width="1cm"/>
        <style:text-properties style:font-name="Wingdings"/>
      </text:list-level-style-bullet>
      <text:list-level-style-bullet text:level="4" text:style-name="WW8Num11z0" style:num-suffix="." text:bullet-char="">
        <style:list-level-properties text:space-before="3.001cm" text:min-label-width="1cm"/>
        <style:text-properties style:font-name="Wingdings"/>
      </text:list-level-style-bullet>
      <text:list-level-style-bullet text:level="5" text:style-name="WW8Num11z0" style:num-suffix="." text:bullet-char="">
        <style:list-level-properties text:space-before="4.001cm" text:min-label-width="1cm"/>
        <style:text-properties style:font-name="Wingdings"/>
      </text:list-level-style-bullet>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i">
        <style:list-level-properties text:min-label-width="1cm"/>
      </text:list-level-style-number>
      <text:list-level-style-number text:level="2" style:num-suffix=")" style:num-format="i">
        <style:list-level-properties text:space-before="1cm" text:min-label-width="1cm"/>
      </text:list-level-style-number>
      <text:list-level-style-number text:level="3" style:num-suffix=")" style:num-format="i">
        <style:list-level-properties text:space-before="2cm" text:min-label-width="1cm"/>
      </text:list-level-style-number>
      <text:list-level-style-number text:level="4" style:num-prefix="(" style:num-suffix=")" style:num-format="i">
        <style:list-level-properties text:space-before="3.001cm" text:min-label-width="1cm"/>
      </text:list-level-style-number>
      <text:list-level-style-number text:level="5" style:num-prefix="(" style:num-suffix=")" style:num-format="i">
        <style:list-level-properties text:space-before="4.001cm" text:min-label-width="1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3">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suffix=")" style:num-format="a" style:num-letter-sync="true">
        <style:list-level-properties text:min-label-width="0.6cm"/>
      </text:list-level-style-number>
      <text:list-level-style-number text:level="2" style:num-suffix=")" style:num-format="a" style:num-letter-sync="true">
        <style:list-level-properties text:space-before="0.599cm" text:min-label-width="0.6cm"/>
      </text:list-level-style-number>
      <text:list-level-style-number text:level="3" style:num-suffix=")" style:num-format="a" style:num-letter-sync="true">
        <style:list-level-properties text:space-before="1.201cm" text:min-label-width="0.6cm"/>
      </text:list-level-style-number>
      <text:list-level-style-number text:level="4" style:num-prefix="(" style:num-suffix=")" style:num-format="a" style:num-letter-sync="true">
        <style:list-level-properties text:space-before="1.801cm" text:min-label-width="0.6cm"/>
      </text:list-level-style-number>
      <text:list-level-style-number text:level="5" style:num-prefix="(" style:num-suffix=")" style:num-format="a" style:num-letter-sync="true">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5">
      <text:list-level-style-number text:level="1" style:num-suffix=")" style:num-format="A" style:num-letter-sync="true">
        <style:list-level-properties text:min-label-width="0.6cm"/>
      </text:list-level-style-number>
      <text:list-level-style-number text:level="2" style:num-suffix=")" style:num-format="A" style:num-letter-sync="true">
        <style:list-level-properties text:space-before="0.599cm" text:min-label-width="0.6cm"/>
      </text:list-level-style-number>
      <text:list-level-style-number text:level="3" style:num-suffix=")" style:num-format="A" style:num-letter-sync="true">
        <style:list-level-properties text:space-before="1.201cm" text:min-label-width="0.6cm"/>
      </text:list-level-style-number>
      <text:list-level-style-number text:level="4" style:num-prefix="(" style:num-suffix=")" style:num-format="A" style:num-letter-sync="true">
        <style:list-level-properties text:space-before="1.801cm" text:min-label-width="0.6cm"/>
      </text:list-level-style-number>
      <text:list-level-style-number text:level="5" style:num-prefix="(" style:num-suffix=")" style:num-format="A" style:num-letter-sync="true">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6">
      <text:list-level-style-bullet text:level="1" text:style-name="WW8Num16z0" style:num-suffix="." text:bullet-char="">
        <style:list-level-properties text:min-label-width="1cm"/>
        <style:text-properties style:font-name="Symbol"/>
      </text:list-level-style-bullet>
      <text:list-level-style-bullet text:level="2" text:style-name="WW8Num16z0" style:num-suffix="." text:bullet-char="">
        <style:list-level-properties text:space-before="1cm" text:min-label-width="1cm"/>
        <style:text-properties style:font-name="Symbol"/>
      </text:list-level-style-bullet>
      <text:list-level-style-bullet text:level="3" text:style-name="WW8Num16z0" style:num-suffix="." text:bullet-char="">
        <style:list-level-properties text:space-before="2cm" text:min-label-width="1cm"/>
        <style:text-properties style:font-name="Symbol"/>
      </text:list-level-style-bullet>
      <text:list-level-style-bullet text:level="4" text:style-name="WW8Num16z0" style:num-suffix="." text:bullet-char="">
        <style:list-level-properties text:space-before="3.001cm" text:min-label-width="1cm"/>
        <style:text-properties style:font-name="Symbol"/>
      </text:list-level-style-bullet>
      <text:list-level-style-bullet text:level="5" text:style-name="WW8Num16z0" style:num-suffix="." text:bullet-char="">
        <style:list-level-properties text:space-before="4.001cm" text:min-label-width="1cm"/>
        <style:text-properties style:font-name="Symbol"/>
      </text:list-level-style-bullet>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I">
        <style:list-level-properties text:min-label-width="0.6cm"/>
      </text:list-level-style-number>
      <text:list-level-style-number text:level="2" style:num-suffix=")" style:num-format="I">
        <style:list-level-properties text:space-before="0.599cm" text:min-label-width="0.6cm"/>
      </text:list-level-style-number>
      <text:list-level-style-number text:level="3" style:num-suffix=")" style:num-format="I">
        <style:list-level-properties text:space-before="1.201cm" text:min-label-width="0.6cm"/>
      </text:list-level-style-number>
      <text:list-level-style-number text:level="4" style:num-prefix="(" style:num-suffix=")" style:num-format="I">
        <style:list-level-properties text:space-before="1.801cm" text:min-label-width="0.6cm"/>
      </text:list-level-style-number>
      <text:list-level-style-number text:level="5" style:num-prefix="(" style:num-suffix=")" style:num-format="I">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8">
      <text:list-level-style-number text:level="1" style:num-suffix=")" style:num-format="i">
        <style:list-level-properties text:min-label-width="0.6cm"/>
      </text:list-level-style-number>
      <text:list-level-style-number text:level="2" style:num-suffix=")" style:num-format="i">
        <style:list-level-properties text:space-before="0.599cm" text:min-label-width="0.6cm"/>
      </text:list-level-style-number>
      <text:list-level-style-number text:level="3" style:num-suffix=")" style:num-format="i">
        <style:list-level-properties text:space-before="1.201cm" text:min-label-width="0.6cm"/>
      </text:list-level-style-number>
      <text:list-level-style-number text:level="4" style:num-prefix="(" style:num-suffix=")" style:num-format="i">
        <style:list-level-properties text:space-before="1.801cm" text:min-label-width="0.6cm"/>
      </text:list-level-style-number>
      <text:list-level-style-number text:level="5" style:num-prefix="(" style:num-suffix=")" style:num-format="i">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9">
      <text:list-level-style-number text:level="1" style:num-suffix=")" style:num-format="a" style:num-letter-sync="true">
        <style:list-level-properties text:min-label-width="1cm"/>
      </text:list-level-style-number>
      <text:list-level-style-number text:level="2" style:num-suffix=")" style:num-format="a" style:num-letter-sync="true">
        <style:list-level-properties text:space-before="1cm" text:min-label-width="1cm"/>
      </text:list-level-style-number>
      <text:list-level-style-number text:level="3" style:num-suffix=")" style:num-format="a" style:num-letter-sync="true">
        <style:list-level-properties text:space-before="2cm" text:min-label-width="1cm"/>
      </text:list-level-style-number>
      <text:list-level-style-number text:level="4" style:num-prefix="(" style:num-suffix=")" style:num-format="a" style:num-letter-sync="true">
        <style:list-level-properties text:space-before="3.001cm" text:min-label-width="1cm"/>
      </text:list-level-style-number>
      <text:list-level-style-number text:level="5" style:num-prefix="(" style:num-suffix=")" style:num-format="a" style:num-letter-sync="true">
        <style:list-level-properties text:space-before="4.001cm" text:min-label-width="1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0">
      <text:list-level-style-number text:level="1" style:num-suffix=")" style:num-format="I">
        <style:list-level-properties text:min-label-width="1cm"/>
      </text:list-level-style-number>
      <text:list-level-style-number text:level="2" style:num-suffix=")" style:num-format="I">
        <style:list-level-properties text:space-before="1cm" text:min-label-width="1cm"/>
      </text:list-level-style-number>
      <text:list-level-style-number text:level="3" style:num-suffix=")" style:num-format="I">
        <style:list-level-properties text:space-before="2cm" text:min-label-width="1cm"/>
      </text:list-level-style-number>
      <text:list-level-style-number text:level="4" style:num-prefix="(" style:num-suffix=")" style:num-format="I">
        <style:list-level-properties text:space-before="3.001cm" text:min-label-width="1cm"/>
      </text:list-level-style-number>
      <text:list-level-style-number text:level="5" style:num-prefix="(" style:num-suffix=")" style:num-format="I">
        <style:list-level-properties text:space-before="4.001cm" text:min-label-width="1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1">
      <text:list-level-style-number text:level="1" style:num-suffix=")" style:num-format="1">
        <style:list-level-properties text:min-label-width="1cm"/>
      </text:list-level-style-number>
      <text:list-level-style-number text:level="2" style:num-suffix=")" style:num-format="1">
        <style:list-level-properties text:space-before="1cm" text:min-label-width="1cm"/>
      </text:list-level-style-number>
      <text:list-level-style-number text:level="3" style:num-suffix=")" style:num-format="1">
        <style:list-level-properties text:space-before="2cm" text:min-label-width="1cm"/>
      </text:list-level-style-number>
      <text:list-level-style-number text:level="4" style:num-prefix="(" style:num-suffix=")" style:num-format="1">
        <style:list-level-properties text:space-before="3.001cm" text:min-label-width="1cm"/>
      </text:list-level-style-number>
      <text:list-level-style-number text:level="5" style:num-prefix="(" style:num-suffix=")" style:num-format="1">
        <style:list-level-properties text:space-before="4.001cm" text:min-label-width="1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A" style:num-letter-sync="true">
        <style:list-level-properties text:min-label-width="1cm"/>
      </text:list-level-style-number>
      <text:list-level-style-number text:level="2" style:num-suffix=")" style:num-format="A" style:num-letter-sync="true">
        <style:list-level-properties text:space-before="1cm" text:min-label-width="1cm"/>
      </text:list-level-style-number>
      <text:list-level-style-number text:level="3" style:num-suffix=")" style:num-format="A" style:num-letter-sync="true">
        <style:list-level-properties text:space-before="2cm" text:min-label-width="1cm"/>
      </text:list-level-style-number>
      <text:list-level-style-number text:level="4" style:num-prefix="(" style:num-suffix=")" style:num-format="A" style:num-letter-sync="true">
        <style:list-level-properties text:space-before="3.001cm" text:min-label-width="1cm"/>
      </text:list-level-style-number>
      <text:list-level-style-number text:level="5" style:num-prefix="(" style:num-suffix=")" style:num-format="A" style:num-letter-sync="true">
        <style:list-level-properties text:space-before="4.001cm" text:min-label-width="1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3">
      <text:list-level-style-bullet text:level="1" text:style-name="WW8Num23z0" style:num-suffix="." text:bullet-char="">
        <style:list-level-properties text:min-label-width="0.6cm"/>
        <style:text-properties style:font-name="Symbol"/>
      </text:list-level-style-bullet>
      <text:list-level-style-bullet text:level="2" text:style-name="WW8Num23z0" style:num-suffix="." text:bullet-char="">
        <style:list-level-properties text:space-before="0.599cm" text:min-label-width="0.6cm"/>
        <style:text-properties style:font-name="Symbol"/>
      </text:list-level-style-bullet>
      <text:list-level-style-bullet text:level="3" text:style-name="WW8Num23z0" style:num-suffix="." text:bullet-char="">
        <style:list-level-properties text:space-before="1.201cm" text:min-label-width="0.6cm"/>
        <style:text-properties style:font-name="Symbol"/>
      </text:list-level-style-bullet>
      <text:list-level-style-bullet text:level="4" text:style-name="WW8Num23z0" style:num-suffix="." text:bullet-char="">
        <style:list-level-properties text:space-before="1.801cm" text:min-label-width="0.6cm"/>
        <style:text-properties style:font-name="Symbol"/>
      </text:list-level-style-bullet>
      <text:list-level-style-bullet text:level="5" text:style-name="WW8Num23z0" style:num-suffix="." text:bullet-char="">
        <style:list-level-properties text:space-before="2.4cm" text:min-label-width="0.6cm"/>
        <style:text-properties style:font-name="Symbol"/>
      </text:list-level-style-bullet>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4">
      <text:list-level-style-number text:level="1"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5">
      <text:list-level-style-number text:level="1" style:num-prefix="(" style:num-suffix=")" style:num-format="1">
        <style:list-level-properties text:min-label-width="0.6cm"/>
      </text:list-level-style-number>
      <text:list-level-style-number text:level="2" style:num-prefix="(" style:num-suffix=")" style:num-format="1">
        <style:list-level-properties text:space-before="0.599cm" text:min-label-width="0.6cm"/>
      </text:list-level-style-number>
      <text:list-level-style-number text:level="3" style:num-prefix="(" style:num-suffix=")" style:num-format="1">
        <style:list-level-properties text:space-before="1.201cm" text:min-label-width="0.6cm"/>
      </text:list-level-style-number>
      <text:list-level-style-number text:level="4" style:num-prefix="(" style:num-suffix=")" style:num-format="1">
        <style:list-level-properties text:space-before="1.801cm" text:min-label-width="0.6cm"/>
      </text:list-level-style-number>
      <text:list-level-style-number text:level="5" style:num-prefix="(" style:num-suffix=")" style:num-format="1">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margin-left="0cm" fo:margin-right="-0.891cm" fo:text-align="end" style:justify-single-word="false" fo:text-indent="0cm" style:auto-text-indent="false" fo:padding="0cm" fo:border="none"/>
    </style:style>
    <style:style style:name="P2" style:family="paragraph" style:parent-style-name="Header">
      <style:paragraph-properties fo:padding="0cm" fo:border="none"/>
      <style:text-properties fo:language="none" fo:country="none" style:language-asian="none" style:country-asian="none"/>
    </style:style>
    <style:style style:name="P3" style:family="paragraph">
      <style:paragraph-properties fo:text-align="center" style:writing-mode="lr-tb"/>
      <style:text-properties fo:font-size="24pt"/>
    </style:style>
    <style:style style:name="P4" style:family="paragraph" style:parent-style-name="Footer">
      <style:paragraph-properties fo:margin-left="-1.319cm" fo:margin-right="-1.891cm" fo:text-align="justify" style:justify-single-word="false" fo:text-indent="0cm" style:auto-text-indent="false" fo:padding="0cm" fo:border="none">
        <style:tab-stops>
          <style:tab-stop style:position="7.643cm"/>
          <style:tab-stop style:position="16.877cm" style:type="right"/>
        </style:tab-stops>
      </style:paragraph-properties>
    </style:style>
    <style:style style:name="P5" style:family="paragraph" style:parent-style-name="Footer">
      <style:paragraph-properties fo:margin-left="0cm" fo:margin-right="-0.894cm" fo:text-indent="0cm" style:auto-text-indent="false" fo:padding="0cm" fo:border="none">
        <style:tab-stops>
          <style:tab-stop style:position="15.558cm" style:type="right"/>
        </style:tab-stops>
      </style:paragraph-properties>
      <style:text-properties fo:language="none" fo:country="none" fo:font-weight="bold" style:language-asian="none" style:country-asian="none" style:font-weight-asian="bold" style:font-weight-complex="bold"/>
    </style:style>
    <style:style style:name="P6" style:family="paragraph" style:parent-style-name="Header">
      <style:paragraph-properties fo:margin-left="0cm" fo:margin-right="-0.861cm" fo:text-align="end" style:justify-single-word="false" fo:text-indent="0cm" style:auto-text-indent="false" fo:padding="0cm" fo:border="none"/>
      <style:text-properties style:font-name="Arial" fo:font-size="9pt" fo:language="none" fo:country="none" fo:font-style="italic" fo:font-weight="bold" style:font-size-asian="9pt" style:language-asian="none" style:country-asian="none" style:font-style-asian="italic" style:font-weight-asian="bold" style:font-weight-complex="bold"/>
    </style:style>
    <style:style style:name="P7" style:family="paragraph" style:parent-style-name="Footer">
      <style:paragraph-properties fo:margin-left="-0.319cm" fo:margin-right="-0.861cm" fo:text-align="end" style:justify-single-word="false" fo:text-indent="0cm" style:auto-text-indent="false" fo:padding="0cm" fo:border="none">
        <style:tab-stops>
          <style:tab-stop style:position="15.877cm" style:type="right"/>
        </style:tab-stops>
      </style:paragraph-properties>
    </style:style>
    <style:style style:name="P8" style:family="paragraph" style:parent-style-name="Header">
      <style:paragraph-properties fo:margin-left="0cm" fo:margin-right="-0.259cm" fo:text-align="end" style:justify-single-word="false" fo:text-indent="0cm" style:auto-text-indent="false" fo:padding="0cm" fo:border="none"/>
    </style:style>
    <style:style style:name="P9" style:family="paragraph" style:parent-style-name="Footer">
      <style:paragraph-properties fo:margin-left="-1.319cm" fo:margin-right="-0.891cm" fo:text-indent="0cm" style:auto-text-indent="false" fo:padding="0cm" fo:border="none">
        <style:tab-stops>
          <style:tab-stop style:position="16.877cm" style:type="right"/>
        </style:tab-stops>
      </style:paragraph-properties>
      <style:text-properties fo:font-style="italic" style:font-style-asian="italic"/>
    </style:style>
    <style:style style:name="P10" style:family="paragraph" style:parent-style-name="Footer">
      <style:paragraph-properties fo:padding="0cm" fo:border="none"/>
    </style:style>
    <style:style style:name="T1" style:family="text">
      <style:text-properties style:font-name="Arial" fo:font-size="9pt" fo:font-style="italic" style:font-size-asian="9pt" style:font-style-asian="italic" style:font-style-complex="italic"/>
    </style:style>
    <style:style style:name="T2" style:family="text">
      <style:text-properties style:font-name="Arial" fo:font-size="9pt" fo:language="none" fo:country="none" fo:font-style="italic" fo:font-weight="bold" style:font-size-asian="9pt" style:language-asian="none" style:country-asian="none" style:font-style-asian="italic" style:font-weight-asian="bold" style:font-style-complex="italic" style:font-weight-complex="bold"/>
    </style:style>
    <style:style style:name="T3" style:family="text">
      <style:text-properties fo:font-style="italic" style:font-style-asian="italic"/>
    </style:style>
    <style:style style:name="T4" style:family="text">
      <style:text-properties style:font-name="Arial" fo:font-style="italic" style:font-style-asian="italic"/>
    </style:style>
    <style:style style:name="gr1" style:family="graphic">
      <style:graphic-properties draw:stroke="solid" svg:stroke-width="0.026cm" svg:stroke-color="#969696"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ragraph" style:horizontal-pos="from-left" style:horizontal-rel="paragraph"/>
    </style:style>
    <style:style style:name="gr2"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ragraph" style:horizontal-pos="from-left" style:horizontal-rel="paragraph"/>
    </style:style>
    <style:page-layout style:name="pm1">
      <style:page-layout-properties fo:page-width="20.999cm" fo:page-height="29.699cm" style:num-format="1" style:print-orientation="portrait" fo:margin-top="0.951cm" fo:margin-bottom="1.27cm" fo:margin-left="3.17cm" fo:margin-right="3.17cm" style:writing-mode="lr-tb" style:layout-grid-color="#c0c0c0" style:layout-grid-lines="43"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589cm" fo:margin-bottom="1.49cm" style:dynamic-spacing="true"/>
      </style:header-style>
      <style:footer-style>
        <style:header-footer-properties fo:min-height="1.27cm" fo:margin-top="1.171cm" style:dynamic-spacing="true"/>
      </style:footer-style>
    </style:page-layout>
  </office:automatic-styles>
  <office:master-styles>
    <style:master-page style:name="Standard" style:page-layout-name="pm1">
      <style:header>
        <text:p text:style-name="P1"><text:span text:style-name="T1"><text:s text:c="3"/><text:tab/><text:tab/><text:tab/><text:tab/><text:tab/><text:tab/> <text:s text:c="4"/></text:span><text:span text:style-name="T2">Error! Style not defined.</text:span></text:p>
        <text:p text:style-name="P2"><draw:line text:anchor-type="char" draw:z-index="15" draw:style-name="gr1" draw:text-style-name="P3" svg:x1="-1.905cm" svg:y1="0.086cm" svg:x2="16.095cm" svg:y2="0.086cm"><text:p/></draw:line></text:p>
      </style:header>
      <style:footer>
        <text:p text:style-name="P4"><text:span text:style-name="T3"><text:tab/><text:tab/>Page </text:span><text:span text:style-name="T3"><text:page-number text:select-page="current">16</text:page-number></text:span><text:span text:style-name="T3"> of </text:span><text:span text:style-name="T3"><text:page-count style:num-format="1">16</text:page-count></text:span></text:p>
        <text:p text:style-name="P5"><draw:line text:anchor-type="char" draw:z-index="31" draw:style-name="gr1" draw:text-style-name="P3" svg:x1="-1.588cm" svg:y1="-0.395cm" svg:x2="16.412cm" svg:y2="-0.395cm"><text:p/></draw:line>Error! Style not defined.</text:p>
      </style:footer>
    </style:master-page>
    <style:master-page style:name="First_20_Page" style:display-name="First Page" style:page-layout-name="pm1" style:next-style-name="Standard">
      <style:header>
        <text:p text:style-name="P6">Error! Style not defined.</text:p>
        <text:p text:style-name="P7"><draw:line text:anchor-type="char" draw:z-index="32" draw:style-name="gr2" draw:text-style-name="P3" svg:x1="-1.826cm" svg:y1="0.48cm" svg:x2="-0.076cm" svg:y2="0.48cm"><text:p/></draw:line>                                                                             <text:span text:style-name="T3">Page </text:span><text:span text:style-name="T3"><text:page-number text:select-page="current">16</text:page-number></text:span><text:span text:style-name="T3"> of </text:span><text:span text:style-name="T3"><text:page-count style:num-format="1">16</text:page-count></text:span></text:p>
        <text:p text:style-name="P8"><draw:line text:anchor-type="char" draw:z-index="0" draw:style-name="gr2" draw:text-style-name="P3" svg:x1="-0.318cm" svg:y1="0.115cm" svg:x2="15.954cm" svg:y2="0.115cm"><text:p/></draw:line>           <text:span text:style-name="T4"> </text:span></text:p>
      </style:header>
      <style:footer>
        <text:p text:style-name="P9"><draw:line text:anchor-type="char" draw:z-index="16" draw:style-name="gr1" draw:text-style-name="P3" svg:x1="-1.808cm" svg:y1="-0.041cm" svg:x2="16.192cm" svg:y2="-0.041cm"><text:p/></draw:line><text:tab/></text:p>
        <text:p text:style-name="P10"/>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dc:title>Word Template Styles Test</dc:title>
    <meta:initial-creator>debyld</meta:initial-creator>
    <meta:creation-date>2005-12-15T11:22:00</meta:creation-date>
    <dc:creator>debyld</dc:creator>
    <dc:date>2005-12-21T14:05:00</dc:date>
    <meta:print-date>2005-12-21T14:05:00</meta:print-date>
    <dc:language>en-US</dc:language>
    <meta:editing-cycles>44</meta:editing-cycles>
    <meta:editing-duration>PT1H33M0S</meta:editing-duration>
    <meta:user-defined meta:name="Info 1"/>
    <meta:user-defined meta:name="Info 2"/>
    <meta:user-defined meta:name="Info 3"/>
    <meta:user-defined meta:name="Info 4"/>
    <meta:document-statistic meta:table-count="11" meta:image-count="0" meta:object-count="0" meta:page-count="16" meta:paragraph-count="301" meta:word-count="2720" meta:character-count="18892"/>
  </office:meta>
</office:document-meta>
</file>